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98in"/>
    </style:style>
    <style:style style:name="co4" style:family="table-column">
      <style:table-column-properties fo:break-before="auto" style:column-width="1.2819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209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3583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1.051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" style:family="table-cell" style:parent-style-name="Default">
      <style:table-cell-properties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" style:family="table-cell" style:parent-style-name="Default">
      <style:table-cell-properties fo:background-color="#00ff00"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" style:family="table-cell" style:parent-style-name="Default"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7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!=[$Sheet1.D22]" style:apply-style-name="Untitled12" style:base-cell-address="Sheet1.C22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!=[$Sheet1.$R7]" style:apply-style-name="Untitled12" style:base-cell-address="Sheet1.D7"/>
    </style:style>
    <style:style style:name="ce2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5" style:family="table-cell" style:parent-style-name="Default" style:data-style-name="N60">
      <style:table-cell-properties style:text-align-source="fix" style:repeat-content="false" fo:wrap-option="wrap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28" style:family="table-cell" style:parent-style-name="Default">
      <style:table-cell-properties fo:wrap-option="wrap"/>
      <style:map style:condition="cell-content()&gt;[$Sheet1.B$5]" style:apply-style-name="Untitled10" style:base-cell-address="Sheet1.B5"/>
    </style:style>
    <style:style style:name="ce29" style:family="table-cell" style:parent-style-name="Default">
      <style:table-cell-properties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0" style:family="table-cell" style:parent-style-name="Default">
      <style:table-cell-properties fo:background-color="#00ff00"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1" style:family="table-cell" style:parent-style-name="Default"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in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order-left="0.06pt solid #000000" fo:border-right="none" fo:border-top="none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visibility="collapse" table:default-cell-style-name="ce10"/>
        <table:table-column table:style-name="co4" table:number-columns-repeated="2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7" table:number-columns-repeated="3" table:default-cell-style-name="ce10"/>
        <table:table-column table:style-name="co9" table:default-cell-style-name="ce10"/>
        <table:table-column table:style-name="co7" table:number-columns-repeated="3" table:default-cell-style-name="ce10"/>
        <table:table-column table:style-name="co10" table:default-cell-style-name="ce10"/>
        <table:table-column table:style-name="co7" table:default-cell-style-name="ce10"/>
        <table:table-column table:style-name="co7" table:default-cell-style-name="ce13"/>
        <table:table-column table:style-name="co7" table:number-columns-repeated="2" table:default-cell-style-name="ce10"/>
        <table:table-column table:style-name="co7" table:default-cell-style-name="ce27"/>
        <table:table-column table:style-name="co7" table:number-columns-repeated="4" table:default-cell-style-name="ce10"/>
        <table:table-column table:style-name="co7" table:default-cell-style-name="ce13"/>
        <table:table-column table:style-name="co2" table:number-columns-repeated="995" table:default-cell-style-name="Default"/>
        <table:table-row table:style-name="ro1">
          <table:table-cell table:style-name="ce1"/>
          <table:table-cell table:style-name="ce2" office:value-type="string">
            <text:p>noise limit</text:p>
          </table:table-cell>
          <table:table-cell table:style-name="ce6" table:number-columns-repeated="17"/>
          <table:table-cell table:style-name="ce6" office:value-type="float" office:value="0.04">
            <text:p>0.04</text:p>
          </table:table-cell>
          <table:table-cell table:style-name="ce24" office:value-type="float" office:value="0.01">
            <text:p>0.01</text:p>
          </table:table-cell>
          <table:table-cell table:style-name="ce6" office:value-type="float" office:value="0.02">
            <text:p>0.02</text:p>
          </table:table-cell>
          <table:table-cell table:style-name="ce24" office:value-type="float" office:value="0.02">
            <text:p>0.02</text:p>
          </table:table-cell>
          <table:table-cell table:number-columns-repeated="2" table:style-name="ce6" office:value-type="float" office:value="0.02">
            <text:p>0.02</text:p>
          </table:table-cell>
          <table:table-cell table:number-columns-repeated="2" table:style-name="ce6" office:value-type="float" office:value="0.03">
            <text:p>0.03</text:p>
          </table:table-cell>
          <table:table-cell table:style-name="ce6" office:value-type="float" office:value="0.1">
            <text:p>0.1</text:p>
          </table:table-cell>
          <table:table-cell table:style-name="ce24" office:value-type="float" office:value="0.1">
            <text:p>0.1</text:p>
          </table:table-cell>
          <table:table-cell table:style-name="ce1" table:number-columns-repeated="995"/>
        </table:table-row>
        <table:table-row table:style-name="ro1">
          <table:table-cell table:style-name="ce1"/>
          <table:table-cell table:style-name="ce2" office:value-type="string">
            <text:p>MaxIter</text:p>
          </table:table-cell>
          <table:table-cell table:style-name="ce7" table:number-columns-repeated="17"/>
          <table:table-cell table:style-name="ce7" office:value-type="float" office:value="1000">
            <text:p>1.00E+003</text:p>
          </table:table-cell>
          <table:table-cell table:style-name="ce25" office:value-type="float" office:value="100000">
            <text:p>1.00E+005</text:p>
          </table:table-cell>
          <table:table-cell table:style-name="ce7" office:value-type="float" office:value="100">
            <text:p>1.00E+002</text:p>
          </table:table-cell>
          <table:table-cell table:style-name="ce25" office:value-type="float" office:value="100000">
            <text:p>1.00E+005</text:p>
          </table:table-cell>
          <table:table-cell table:style-name="ce7" office:value-type="float" office:value="500000">
            <text:p>5.00E+005</text:p>
          </table:table-cell>
          <table:table-cell table:style-name="ce7" office:value-type="float" office:value="1000000">
            <text:p>1.00E+006</text:p>
          </table:table-cell>
          <table:table-cell table:number-columns-repeated="3" table:style-name="ce7" office:value-type="float" office:value="100">
            <text:p>1.00E+002</text:p>
          </table:table-cell>
          <table:table-cell table:style-name="ce25" office:value-type="float" office:value="100000">
            <text:p>1.00E+005</text:p>
          </table:table-cell>
          <table:table-cell table:style-name="ce1" table:number-columns-repeated="995"/>
        </table:table-row>
        <table:table-row table:style-name="ro1">
          <table:table-cell table:style-name="ce1"/>
          <table:table-cell table:style-name="ce2" office:value-type="string">
            <text:p>converged?</text:p>
          </table:table-cell>
          <table:table-cell table:style-name="ce6" table:number-columns-repeated="17"/>
          <table:table-cell table:style-name="ce6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6" office:value-type="string">
            <text:p>N</text:p>
          </table:table-cell>
          <table:table-cell table:style-name="ce24" office:value-type="string">
            <text:p>N</text:p>
          </table:table-cell>
          <table:table-cell table:number-columns-repeated="5" table:style-name="ce6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1" table:number-columns-repeated="995"/>
        </table:table-row>
        <table:table-row table:style-name="ro1">
          <table:table-cell table:style-name="ce1"/>
          <table:table-cell table:style-name="ce2" office:value-type="string">
            <text:p>tolerance</text:p>
          </table:table-cell>
          <table:table-cell table:style-name="ce6" table:number-columns-repeated="17"/>
          <table:table-cell table:style-name="ce7" office:value-type="float" office:value="0.0001">
            <text:p>1.00E-004</text:p>
          </table:table-cell>
          <table:table-cell table:number-columns-repeated="9" table:style-name="ce25" office:value-type="float" office:value="0.0001">
            <text:p>1.00E-004</text:p>
          </table:table-cell>
          <table:table-cell table:style-name="ce1" table:number-columns-repeated="995"/>
        </table:table-row>
        <table:table-row table:style-name="ro1">
          <table:table-cell table:style-name="ce1"/>
          <table:table-cell table:style-name="ce2" office:value-type="string">
            <text:p>begin OF</text:p>
          </table:table-cell>
          <table:table-cell table:style-name="ce6" table:number-columns-repeated="17"/>
          <table:table-cell table:style-name="ce6" office:value-type="float" office:value="448.824">
            <text:p>448.824</text:p>
          </table:table-cell>
          <table:table-cell table:style-name="ce24" office:value-type="float" office:value="435.317">
            <text:p>435.317</text:p>
          </table:table-cell>
          <table:table-cell table:style-name="ce6" office:value-type="float" office:value="439.047">
            <text:p>439.047</text:p>
          </table:table-cell>
          <table:table-cell table:style-name="ce24" office:value-type="float" office:value="449.849">
            <text:p>449.849</text:p>
          </table:table-cell>
          <table:table-cell table:style-name="ce6" office:value-type="float" office:value="437.277">
            <text:p>437.277</text:p>
          </table:table-cell>
          <table:table-cell table:style-name="ce6" office:value-type="float" office:value="441.553">
            <text:p>441.553</text:p>
          </table:table-cell>
          <table:table-cell table:style-name="ce6" office:value-type="float" office:value="445.98">
            <text:p>445.98</text:p>
          </table:table-cell>
          <table:table-cell table:style-name="ce6" office:value-type="float" office:value="442.193">
            <text:p>442.193</text:p>
          </table:table-cell>
          <table:table-cell table:style-name="ce6" office:value-type="float" office:value="440.797">
            <text:p>440.797</text:p>
          </table:table-cell>
          <table:table-cell table:style-name="ce24" office:value-type="float" office:value="429.207">
            <text:p>429.207</text:p>
          </table:table-cell>
          <table:table-cell table:style-name="ce1" table:number-columns-repeated="995"/>
        </table:table-row>
        <table:table-row table:style-name="ro1">
          <table:table-cell table:style-name="ce1"/>
          <table:table-cell table:style-name="ce2" office:value-type="string">
            <text:p>end OF</text:p>
          </table:table-cell>
          <table:table-cell table:style-name="ce8" table:number-columns-repeated="2"/>
          <table:table-cell table:style-name="ce8" office:value-type="string">
            <text:p>seeded from -30a</text:p>
          </table:table-cell>
          <table:table-cell table:style-name="ce14" office:value-type="string" table:number-columns-spanned="5" table:number-rows-spanned="1">
            <text:p>-a runs</text:p>
          </table:table-cell>
          <table:covered-table-cell table:style-name="ce15" office:value-type="string">
            <text:p>-a runs</text:p>
          </table:covered-table-cell>
          <table:covered-table-cell table:number-columns-repeated="2" table:style-name="ce15"/>
          <table:covered-table-cell table:style-name="ce16"/>
          <table:table-cell table:style-name="ce8"/>
          <table:table-cell table:style-name="ce19" office:value-type="string" table:number-columns-spanned="3" table:number-rows-spanned="1">
            <text:p>seeded runs</text:p>
          </table:table-cell>
          <table:covered-table-cell table:style-name="ce16"/>
          <table:covered-table-cell table:style-name="Default"/>
          <table:table-cell table:style-name="Default"/>
          <table:table-cell table:style-name="ce19" office:value-type="string" table:number-columns-spanned="3" table:number-rows-spanned="1">
            <text:p>regular runs</text:p>
          </table:table-cell>
          <table:covered-table-cell table:number-columns-repeated="2" table:style-name="ce16"/>
          <table:table-cell table:style-name="ce8"/>
          <table:table-cell table:style-name="ce23" office:value-type="float" office:value="448.461">
            <text:p>448.461</text:p>
          </table:table-cell>
          <table:table-cell table:style-name="ce26" office:value-type="float" office:value="463.983">
            <text:p>463.983</text:p>
          </table:table-cell>
          <table:table-cell table:style-name="ce23" office:value-type="float" office:value="482.337">
            <text:p>482.337</text:p>
          </table:table-cell>
          <table:table-cell table:style-name="ce26" office:value-type="float" office:value="480.85">
            <text:p>480.85</text:p>
          </table:table-cell>
          <table:table-cell table:style-name="ce23" office:value-type="float" office:value="446.929">
            <text:p>446.929</text:p>
          </table:table-cell>
          <table:table-cell table:style-name="ce23" office:value-type="float" office:value="466.238">
            <text:p>466.238</text:p>
          </table:table-cell>
          <table:table-cell table:style-name="ce23" office:value-type="float" office:value="444.113">
            <text:p>444.113</text:p>
          </table:table-cell>
          <table:table-cell table:style-name="ce23" office:value-type="float" office:value="438.48">
            <text:p>438.48</text:p>
          </table:table-cell>
          <table:table-cell table:style-name="ce23" office:value-type="float" office:value="434.079">
            <text:p>434.079</text:p>
          </table:table-cell>
          <table:table-cell table:style-name="ce26" office:value-type="float" office:value="507.664">
            <text:p>507.664</text:p>
          </table:table-cell>
          <table:table-cell table:style-name="ce28" table:number-columns-repeated="11"/>
          <table:table-cell table:style-name="ce1" table:number-columns-repeated="984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chair</text:p>
          </table:table-cell>
          <table:table-cell table:number-columns-repeated="2" table:style-name="ce9"/>
          <table:table-cell table:number-columns-repeated="6" table:style-name="ce9" office:value-type="float" office:value="0">
            <text:p>0</text:p>
          </table:table-cell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5"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bag-book</text:p>
          </table:table-cell>
          <table:table-cell table:number-columns-repeated="2" table:style-name="ce9"/>
          <table:table-cell table:number-columns-repeated="6"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table</text:p>
          </table:table-cell>
          <table:table-cell table:number-columns-repeated="2" table:style-name="ce9"/>
          <table:table-cell table:number-columns-repeated="6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style-name="ce20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95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cone</text:p>
          </table:table-cell>
          <table:table-cell table:number-columns-repeated="2" table:style-name="ce9"/>
          <table:table-cell table:number-columns-repeated="6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0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5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table</text:p>
          </table:table-cell>
          <table:table-cell table:number-columns-repeated="2" table:style-name="ce9"/>
          <table:table-cell table:number-columns-repeated="6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style-name="ce20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stool</text:p>
          </table:table-cell>
          <table:table-cell table:number-columns-repeated="2" table:style-name="ce9"/>
          <table:table-cell table:number-columns-repeated="6" table:style-name="ce9" office:value-type="float" office:value="4">
            <text:p>4</text:p>
          </table:table-cell>
          <table:table-cell table:style-name="ce9"/>
          <table:table-cell table:number-columns-repeated="3" table:style-name="ce9" office:value-type="float" office:value="4">
            <text:p>4</text:p>
          </table:table-cell>
          <table:table-cell table:style-name="ce9"/>
          <table:table-cell table:style-name="ce20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string">
            <text:p>box</text:p>
          </table:table-cell>
          <table:table-cell table:number-columns-repeated="2" table:style-name="ce9"/>
          <table:table-cell table:number-columns-repeated="6" table:style-name="ce9" office:value-type="float" office:value="5">
            <text:p>5</text:p>
          </table:table-cell>
          <table:table-cell table:style-name="ce9"/>
          <table:table-cell table:number-columns-repeated="3" table:style-name="ce9" office:value-type="float" office:value="5">
            <text:p>5</text:p>
          </table:table-cell>
          <table:table-cell table:style-name="ce9"/>
          <table:table-cell table:style-name="ce20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cone</text:p>
          </table:table-cell>
          <table:table-cell table:number-columns-repeated="2" table:style-name="ce9"/>
          <table:table-cell table:number-columns-repeated="6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0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5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string">
            <text:p>box</text:p>
          </table:table-cell>
          <table:table-cell table:number-columns-repeated="2" table:style-name="ce9"/>
          <table:table-cell table:number-columns-repeated="6" table:style-name="ce9" office:value-type="float" office:value="5">
            <text:p>5</text:p>
          </table:table-cell>
          <table:table-cell table:style-name="ce9"/>
          <table:table-cell table:number-columns-repeated="3" table:style-name="ce9" office:value-type="float" office:value="5">
            <text:p>5</text:p>
          </table:table-cell>
          <table:table-cell table:style-name="ce9"/>
          <table:table-cell table:style-name="ce20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cone</text:p>
          </table:table-cell>
          <table:table-cell table:number-columns-repeated="2" table:style-name="ce9"/>
          <table:table-cell table:number-columns-repeated="6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0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5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string">
            <text:p>table</text:p>
          </table:table-cell>
          <table:table-cell table:number-columns-repeated="2" table:style-name="ce9"/>
          <table:table-cell table:number-columns-repeated="6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style-name="ce20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95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string">
            <text:p>bag-shop</text:p>
          </table:table-cell>
          <table:table-cell table:number-columns-repeated="2" table:style-name="ce9"/>
          <table:table-cell table:number-columns-repeated="6" table:style-name="ce9" office:value-type="float" office:value="6">
            <text:p>6</text:p>
          </table:table-cell>
          <table:table-cell table:style-name="ce9"/>
          <table:table-cell table:number-columns-repeated="3" table:style-name="ce9" office:value-type="float" office:value="6">
            <text:p>6</text:p>
          </table:table-cell>
          <table:table-cell table:style-name="ce9"/>
          <table:table-cell table:style-name="ce20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string">
            <text:p>cone</text:p>
          </table:table-cell>
          <table:table-cell table:number-columns-repeated="2" table:style-name="ce9"/>
          <table:table-cell table:number-columns-repeated="6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0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5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6" table:style-name="ce9" office:value-type="float" office:value="7">
            <text:p>7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20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chair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20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string">
            <text:p>unknown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6" table:style-name="ce9" office:value-type="float" office:value="8">
            <text:p>8</text:p>
          </table:table-cell>
          <table:table-cell table:style-name="ce9"/>
          <table:table-cell table:number-columns-repeated="3" table:style-name="ce9" office:value-type="float" office:value="7">
            <text:p>7</text:p>
          </table:table-cell>
          <table:table-cell table:style-name="ce9"/>
          <table:table-cell table:style-name="ce20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unknown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number-columns-repeated="5" table:style-name="ce9" office:value-type="float" office:value="9">
            <text:p>9</text:p>
          </table:table-cell>
          <table:table-cell table:style-name="ce9"/>
          <table:table-cell table:style-name="ce9"/>
          <table:table-cell table:number-columns-repeated="3"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number-columns-repeated="2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string">
            <text:p>chair (?)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number-columns-repeated="5" table:style-name="ce9" office:value-type="float" office:value="10">
            <text:p>10</text:p>
          </table:table-cell>
          <table:table-cell table:style-name="ce9"/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/>
          <table:table-cell table:style-name="ce9"/>
          <table:table-cell table:style-name="ce9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11">
            <text:p>11</text:p>
          </table:table-cell>
          <table:table-cell table:style-name="ce9"/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string">
            <text:p>cone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number-columns-repeated="3" table:style-name="ce9" office:value-type="float" office:value="11">
            <text:p>11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/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1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string">
            <text:p>unknown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number-columns-repeated="3" table:style-name="ce9" office:value-type="float" office:value="12">
            <text:p>12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9"/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number-columns-repeated="2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string">
            <text:p>box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number-columns-repeated="3"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6">
            <text:p>6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string">
            <text:p>box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number-columns-repeated="3"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4">
            <text:p>4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25">
            <text:p>25</text:p>
          </table:table-cell>
          <table:table-cell table:style-name="ce3" office:value-type="string">
            <text:p>tabl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number-columns-repeated="4" table:style-name="ce9" office:value-type="float" office:value="2">
            <text:p>2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string">
            <text:p>cone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5"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95"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string">
            <text:p>chair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number-columns-repeated="3" table:style-name="ce9" office:value-type="float" office:value="15">
            <text:p>15</text:p>
          </table:table-cell>
          <table:table-cell table:number-columns-repeated="3" table:style-name="ce9"/>
          <table:table-cell table:style-name="ce9"/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3"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string">
            <text:p>tabl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95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string">
            <text:p>cone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5"/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string">
            <text:p>chair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13">
            <text:p>13</text:p>
          </table:table-cell>
          <table:table-cell table:number-columns-repeated="4" table:style-name="ce9"/>
          <table:table-cell table:style-name="ce9"/>
          <table:table-cell table:style-name="ce9" office:value-type="float" office:value="6">
            <text:p>6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string">
            <text:p>box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number-columns-repeated="2" table:style-name="ce9" office:value-type="float" office:value="14">
            <text:p>14</text:p>
          </table:table-cell>
          <table:table-cell table:number-columns-repeated="4" table:style-name="ce9"/>
          <table:table-cell table:style-name="ce9"/>
          <table:table-cell table:style-name="ce9" office:value-type="float" office:value="4">
            <text:p>4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33">
            <text:p>33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7">
            <text:p>7</text:p>
          </table:table-cell>
          <table:table-cell table:number-columns-repeated="4" table:style-name="ce9"/>
          <table:table-cell table:style-name="ce9"/>
          <table:table-cell table:style-name="ce9" office:value-type="float" office:value="6">
            <text:p>6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34">
            <text:p>34</text:p>
          </table:table-cell>
          <table:table-cell table:style-name="ce3" office:value-type="string">
            <text:p>chair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4" table:style-name="ce9"/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string">
            <text:p>stool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4" table:style-name="ce9"/>
          <table:table-cell table:style-name="ce9"/>
          <table:table-cell table:style-name="ce9" office:value-type="float" office:value="4">
            <text:p>4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36">
            <text:p>36</text:p>
          </table:table-cell>
          <table:table-cell table:style-name="ce3" office:value-type="string">
            <text:p>stool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 office:value-type="float" office:value="4">
            <text:p>4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37">
            <text:p>37</text:p>
          </table:table-cell>
          <table:table-cell table:style-name="ce3" office:value-type="string">
            <text:p>box</text:p>
          </table:table-cell>
          <table:table-cell table:style-name="ce9"/>
          <table:table-cell table:number-columns-repeated="2" table:style-name="ce9" office:value-type="float" office:value="14">
            <text:p>14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38">
            <text:p>38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39">
            <text:p>39</text:p>
          </table:table-cell>
          <table:table-cell table:style-name="ce3" office:value-type="string">
            <text:p>chair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 office:value-type="float" office:value="10">
            <text:p>10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string">
            <text:p>box</text:p>
          </table:table-cell>
          <table:table-cell table:style-name="ce9"/>
          <table:table-cell table:number-columns-repeated="2" table:style-name="ce9" office:value-type="float" office:value="14">
            <text:p>14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1">
          <table:table-cell office:value-type="float" office:value="41">
            <text:p>41</text:p>
          </table:table-cell>
          <table:table-cell table:style-name="ce3" office:value-type="string">
            <text:p>tabl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95"/>
        </table:table-row>
        <table:table-row table:style-name="ro1">
          <table:table-cell office:value-type="float" office:value="42">
            <text:p>42</text:p>
          </table:table-cell>
          <table:table-cell table:style-name="ce3" office:value-type="string">
            <text:p>bag-book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7">
            <text:p>7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float" office:value="43">
            <text:p>43</text:p>
          </table:table-cell>
          <table:table-cell table:style-name="ce3" office:value-type="string">
            <text:p>stool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 office:value-type="float" office:value="4">
            <text:p>4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3"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9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object</text:p>
          </table:table-cell>
          <table:table-cell office:value-type="string">
            <text:p>labels</text:p>
          </table:table-cell>
          <table:table-cell table:number-columns-repeated="7" table:style-name="ce13" office:value-type="string">
            <text:p>labels</text:p>
          </table:table-cell>
          <table:table-cell/>
          <table:table-cell table:number-columns-repeated="3" table:style-name="ce13" office:value-type="string">
            <text:p>labels</text:p>
          </table:table-cell>
          <table:table-cell table:style-name="ce13"/>
          <table:table-cell table:number-columns-repeated="3" table:style-name="ce13" office:value-type="string">
            <text:p>labels</text:p>
          </table:table-cell>
          <table:table-cell table:style-name="ce13"/>
          <table:table-cell table:style-name="ce13" office:value-type="string">
            <text:p>labels</text:p>
          </table:table-cell>
          <table:table-cell table:number-columns-repeated="3" office:value-type="string">
            <text:p>labels</text:p>
          </table:table-cell>
          <table:table-cell table:style-name="ce10" office:value-type="string">
            <text:p>labels</text:p>
          </table:table-cell>
          <table:table-cell table:style-name="ce13" office:value-type="string">
            <text:p>labels</text:p>
          </table:table-cell>
          <table:table-cell table:number-columns-repeated="4" office:value-type="string">
            <text:p>labels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ag-book</text:p>
          </table:table-cell>
          <table:table-cell table:style-name="ce11" table:formula="of:=[.C8]&amp;[.C20]&amp;[.C25]&amp;[.C30]&amp;[.C33]&amp;[.C39]&amp;[.C44]&amp;[.C48]">
            <text:p/>
          </table:table-cell>
          <table:table-cell table:style-name="ce11" table:formula="of:=[.D8]&amp;&quot; &quot; &amp;[.D20]&amp;&quot; &quot; &amp;[.D25]&amp;&quot; &quot; &amp;[.D30]&amp;&quot; &quot; &amp;[.D33]&amp;&quot; &quot; &amp;[.D39]&amp;&quot; &quot; &amp;[.D44]&amp;&quot; &quot; &amp;[.D48]" office:value-type="string" office:string-value=" 0 5 5 5 0 5 15">
            <text:p><text:s/>0 5 5 5 0 5 15</text:p>
          </table:table-cell>
          <table:table-cell table:style-name="ce11" table:formula="of:=[.E8]&amp;&quot; &quot; &amp;[.E20]&amp;&quot; &quot; &amp;[.E25]&amp;&quot; &quot; &amp;[.E30]&amp;&quot; &quot; &amp;[.E33]&amp;&quot; &quot; &amp;[.E39]&amp;&quot; &quot; &amp;[.E44]&amp;&quot; &quot; &amp;[.E48]" office:value-type="string" office:string-value="1 7 1 1 1 9 1 7">
            <text:p>1 7 1 1 1 9 1 7</text:p>
          </table:table-cell>
          <table:table-cell table:style-name="ce11" table:formula="of:=[.F8]&amp;&quot; &quot; &amp;[.F20]&amp;&quot; &quot; &amp;[.F25]&amp;&quot; &quot; &amp;[.F30]&amp;&quot; &quot; &amp;[.F33]&amp;&quot; &quot; &amp;[.F39]&amp;&quot; &quot; &amp;[.F44]&amp;&quot; &quot; &amp;[.F48]" office:value-type="string" office:string-value="1 7 1 1 1 7  ">
            <text:p>1 7 1 1 1 7 <text:s/></text:p>
          </table:table-cell>
          <table:table-cell table:style-name="ce11" table:formula="of:=[.G8]&amp;&quot; &quot; &amp;[.G20]&amp;&quot; &quot; &amp;[.G25]&amp;&quot; &quot; &amp;[.G30]&amp;&quot; &quot; &amp;[.G33]&amp;&quot; &quot; &amp;[.G39]&amp;&quot; &quot; &amp;[.G44]&amp;&quot; &quot; &amp;[.G48]" office:value-type="string" office:string-value="1 7 1 1 1   ">
            <text:p>1 7 1 1 1 <text:s text:c="2"/></text:p>
          </table:table-cell>
          <table:table-cell table:style-name="ce11" table:formula="of:=[.H8]&amp;&quot; &quot; &amp;[.H20]&amp;&quot; &quot; &amp;[.H25]&amp;&quot; &quot; &amp;[.H30]&amp;&quot; &quot; &amp;[.H33]&amp;&quot; &quot; &amp;[.H39]&amp;&quot; &quot; &amp;[.H44]&amp;&quot; &quot; &amp;[.H48]" office:value-type="string" office:string-value="1 7 11 1    ">
            <text:p>1 7 11 1 <text:s text:c="3"/></text:p>
          </table:table-cell>
          <table:table-cell table:style-name="ce11" table:formula="of:=[.I8]&amp;&quot; &quot; &amp;[.I20]&amp;&quot; &quot; &amp;[.I25]&amp;&quot; &quot; &amp;[.I30]&amp;&quot; &quot; &amp;[.I33]&amp;&quot; &quot; &amp;[.I39]&amp;&quot; &quot; &amp;[.I44]&amp;&quot; &quot; &amp;[.I48]" office:value-type="string" office:string-value="1 7 11     ">
            <text:p>1 7 11 <text:s text:c="4"/></text:p>
          </table:table-cell>
          <table:table-cell table:style-name="ce11" table:formula="of:=[.J8]&amp;&quot; &quot; &amp;[.J20]&amp;&quot; &quot; &amp;[.J25]&amp;&quot; &quot; &amp;[.J30]&amp;&quot; &quot; &amp;[.J33]&amp;&quot; &quot; &amp;[.J39]&amp;&quot; &quot; &amp;[.J44]&amp;&quot; &quot; &amp;[.J48]" office:value-type="string" office:string-value="1 7      ">
            <text:p>1 7 <text:s text:c="5"/></text:p>
          </table:table-cell>
          <table:table-cell table:style-name="ce17"/>
          <table:table-cell table:style-name="ce11" table:formula="of:=[.L8]&amp;[.L20]&amp;[.L25]&amp;[.L30]&amp;[.L33]&amp;[.L39]&amp;[.L44]&amp;[.L48]" office:value-type="string" office:string-value="111116">
            <text:p>111116</text:p>
          </table:table-cell>
          <table:table-cell table:style-name="ce11" table:formula="of:=[.M8]&amp;[.M20]&amp;[.M25]&amp;[.M30]&amp;[.M33]&amp;[.M39]&amp;[.M44]&amp;[.M48]" office:value-type="string" office:string-value="11111">
            <text:p>11111</text:p>
          </table:table-cell>
          <table:table-cell table:style-name="ce11" table:formula="of:=[.N8]&amp;[.N20]&amp;[.N25]&amp;[.N30]&amp;[.N33]&amp;[.N39]&amp;[.N44]&amp;[.N48]" office:value-type="string" office:string-value="1111">
            <text:p>1111</text:p>
          </table:table-cell>
          <table:table-cell table:style-name="ce17"/>
          <table:table-cell table:style-name="ce11" table:formula="of:=[.P8]&amp;[.P20]&amp;[.P25]&amp;[.P30]&amp;[.P33]&amp;[.P39]&amp;[.P44]&amp;[.P48]" office:value-type="string" office:string-value="161">
            <text:p>161</text:p>
          </table:table-cell>
          <table:table-cell table:style-name="ce11" table:formula="of:=[.Q8]&amp;[.Q20]&amp;[.Q25]&amp;[.Q30]&amp;[.Q33]&amp;[.Q39]&amp;[.Q44]&amp;[.Q48]" office:value-type="string" office:string-value="11">
            <text:p>11</text:p>
          </table:table-cell>
          <table:table-cell table:style-name="ce11" table:formula="of:=[.R8]&amp;[.R20]&amp;[.R25]&amp;[.R30]&amp;[.R33]&amp;[.R39]&amp;[.R44]&amp;[.R48]" office:value-type="string" office:string-value="1">
            <text:p>1</text:p>
          </table:table-cell>
          <table:table-cell table:style-name="ce17"/>
          <table:table-cell table:style-name="ce11" table:formula="of:=[.T8]&amp;[.T20]&amp;[.T25]&amp;[.T30]&amp;[.T33]&amp;[.T39]&amp;[.T44]&amp;[.T48]" office:value-type="string" office:string-value="22524225">
            <text:p>22524225</text:p>
          </table:table-cell>
          <table:table-cell table:style-name="ce11" table:formula="of:=[.U8]&amp;[.U20]&amp;[.U25]&amp;[.U30]&amp;[.U33]&amp;[.U39]&amp;[.U44]&amp;[.U48]" office:value-type="string" office:string-value="77271277">
            <text:p>77271277</text:p>
          </table:table-cell>
          <table:table-cell table:style-name="ce11" table:formula="of:=[.V8]&amp;[.V20]&amp;[.V25]&amp;[.V30]&amp;[.V33]&amp;[.V39]&amp;[.V44]&amp;[.V48]" office:value-type="string" office:string-value="55256252">
            <text:p>55256252</text:p>
          </table:table-cell>
          <table:table-cell table:style-name="ce11" table:formula="of:=[.W8]&amp;[.W20]&amp;[.W25]&amp;[.W30]&amp;[.W33]&amp;[.W39]&amp;[.W44]&amp;[.W48]" office:value-type="string" office:string-value="55754755">
            <text:p>55754755</text:p>
          </table:table-cell>
          <table:table-cell table:style-name="ce11" table:formula="of:=[.X8]&amp;[.X20]&amp;[.X25]&amp;[.X30]&amp;[.X33]&amp;[.X39]&amp;[.X44]&amp;[.X48]" office:value-type="string" office:string-value="77733772">
            <text:p>77733772</text:p>
          </table:table-cell>
          <table:table-cell table:style-name="ce11" table:formula="of:=[.Y8]&amp;[.Y20]&amp;[.Y25]&amp;[.Y30]&amp;[.Y33]&amp;[.Y39]&amp;[.Y44]&amp;[.Y48]" office:value-type="string" office:string-value="27723722">
            <text:p>27723722</text:p>
          </table:table-cell>
          <table:table-cell table:style-name="ce11" table:formula="of:=[.Z8]&amp;[.Z20]&amp;[.Z25]&amp;[.Z30]&amp;[.Z33]&amp;[.Z39]&amp;[.Z44]&amp;[.Z48]" office:value-type="string" office:string-value="36633636">
            <text:p>36633636</text:p>
          </table:table-cell>
          <table:table-cell table:style-name="ce11" table:formula="of:=[.AA8]&amp;[.AA20]&amp;[.AA25]&amp;[.AA30]&amp;[.AA33]&amp;[.AA39]&amp;[.AA44]&amp;[.AA48]" office:value-type="string" office:string-value="22122121">
            <text:p>22122121</text:p>
          </table:table-cell>
          <table:table-cell table:style-name="ce11" table:formula="of:=[.AB8]&amp;[.AB20]&amp;[.AB25]&amp;[.AB30]&amp;[.AB33]&amp;[.AB39]&amp;[.AB44]&amp;[.AB48]" office:value-type="string" office:string-value="33333030">
            <text:p>33333030</text:p>
          </table:table-cell>
          <table:table-cell table:style-name="ce11" table:formula="of:=[.AC8]&amp;[.AC20]&amp;[.AC25]&amp;[.AC30]&amp;[.AC33]&amp;[.AC39]&amp;[.AC44]&amp;[.AC48]" office:value-type="string" office:string-value="51156151">
            <text:p>51156151</text:p>
          </table:table-cell>
          <table:table-cell table:number-columns-repeated="995"/>
        </table:table-row>
        <table:table-row table:style-name="ro3">
          <table:table-cell/>
          <table:table-cell office:value-type="string">
            <text:p>Bag-shop</text:p>
          </table:table-cell>
          <table:table-cell table:style-name="ce12" table:formula="of:=[.C18]" office:value-type="float" office:value="0">
            <text:p>0</text:p>
          </table:table-cell>
          <table:table-cell table:style-name="ce12" table:formula="of:=IF(ISBLANK([.D18]);&quot; &quot;;[.D18])" office:value-type="string" office:string-value=" ">
            <text:p><text:s/></text:p>
          </table:table-cell>
          <table:table-cell table:style-name="ce12" table:formula="of:=[.E18]" office:value-type="float" office:value="6">
            <text:p>6</text:p>
          </table:table-cell>
          <table:table-cell table:style-name="ce12" table:formula="of:=[.F18]" office:value-type="float" office:value="6">
            <text:p>6</text:p>
          </table:table-cell>
          <table:table-cell table:style-name="ce12" table:formula="of:=[.G18]" office:value-type="float" office:value="6">
            <text:p>6</text:p>
          </table:table-cell>
          <table:table-cell table:style-name="ce12" table:formula="of:=[.H18]" office:value-type="float" office:value="6">
            <text:p>6</text:p>
          </table:table-cell>
          <table:table-cell table:style-name="ce12" table:formula="of:=[.I18]" office:value-type="float" office:value="6">
            <text:p>6</text:p>
          </table:table-cell>
          <table:table-cell table:style-name="ce12" table:formula="of:=[.J18]" office:value-type="float" office:value="6">
            <text:p>6</text:p>
          </table:table-cell>
          <table:table-cell table:style-name="ce18"/>
          <table:table-cell table:style-name="ce12" table:formula="of:=[.L18]" office:value-type="float" office:value="6">
            <text:p>6</text:p>
          </table:table-cell>
          <table:table-cell table:style-name="ce12" table:formula="of:=[.M18]" office:value-type="float" office:value="6">
            <text:p>6</text:p>
          </table:table-cell>
          <table:table-cell table:style-name="ce12" table:formula="of:=[.N18]" office:value-type="float" office:value="6">
            <text:p>6</text:p>
          </table:table-cell>
          <table:table-cell table:style-name="ce18"/>
          <table:table-cell table:style-name="ce12" table:formula="of:=[.P18]" office:value-type="float" office:value="6">
            <text:p>6</text:p>
          </table:table-cell>
          <table:table-cell table:style-name="ce12" table:formula="of:=[.Q18]" office:value-type="float" office:value="6">
            <text:p>6</text:p>
          </table:table-cell>
          <table:table-cell table:style-name="ce12" table:formula="of:=[.R18]" office:value-type="float" office:value="6">
            <text:p>6</text:p>
          </table:table-cell>
          <table:table-cell table:style-name="ce18"/>
          <table:table-cell table:style-name="ce12" table:formula="of:=[.T18]" office:value-type="float" office:value="2">
            <text:p>2</text:p>
          </table:table-cell>
          <table:table-cell table:style-name="ce12" table:formula="of:=[.U18]" office:value-type="float" office:value="2">
            <text:p>2</text:p>
          </table:table-cell>
          <table:table-cell table:style-name="ce12" table:formula="of:=[.V18]" office:value-type="float" office:value="2">
            <text:p>2</text:p>
          </table:table-cell>
          <table:table-cell table:style-name="ce12" table:formula="of:=[.W18]" office:value-type="float" office:value="7">
            <text:p>7</text:p>
          </table:table-cell>
          <table:table-cell table:style-name="ce12" table:formula="of:=[.X18]" office:value-type="float" office:value="7">
            <text:p>7</text:p>
          </table:table-cell>
          <table:table-cell table:style-name="ce12" table:formula="of:=[.Y18]" office:value-type="float" office:value="7">
            <text:p>7</text:p>
          </table:table-cell>
          <table:table-cell table:style-name="ce12" table:formula="of:=[.Z18]" office:value-type="float" office:value="6">
            <text:p>6</text:p>
          </table:table-cell>
          <table:table-cell table:style-name="ce12" table:formula="of:=[.AA18]" office:value-type="float" office:value="1">
            <text:p>1</text:p>
          </table:table-cell>
          <table:table-cell table:style-name="ce12" table:formula="of:=[.AB18]" office:value-type="float" office:value="7">
            <text:p>7</text:p>
          </table:table-cell>
          <table:table-cell table:style-name="ce12" table:formula="of:=[.AC18]" office:value-type="float" office:value="5">
            <text:p>5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box</text:p>
          </table:table-cell>
          <table:table-cell table:style-name="ce12" table:formula="of:=[.C13]&amp;[.C15]&amp;[.C28]&amp;[.C29]&amp;[.C38]&amp;[.C43]&amp;[.C46]">
            <text:p/>
          </table:table-cell>
          <table:table-cell table:style-name="ce12" table:formula="of:=[.D13]&amp;&quot; &quot; &amp;[.D15]&amp;&quot; &quot; &amp;[.D28]&amp;&quot; &quot; &amp;[.D29]&amp;&quot; &quot; &amp;[.D38]&amp;&quot; &quot; &amp;[.D43]&amp;&quot; &quot; &amp;[.D46]" office:value-type="string" office:string-value="  8 9 9 14 14">
            <text:p><text:s text:c="2"/>8 9 9 14 14</text:p>
          </table:table-cell>
          <table:table-cell table:style-name="ce12" table:formula="of:=[.E13]&amp;&quot; &quot; &amp;[.E15]&amp;&quot; &quot; &amp;[.E28]&amp;&quot; &quot; &amp;[.E29]&amp;&quot; &quot; &amp;[.E38]&amp;&quot; &quot; &amp;[.E43]&amp;&quot; &quot; &amp;[.E46]" office:value-type="string" office:string-value="5 5 13 14 14 14 14">
            <text:p>5 5 13 14 14 14 14</text:p>
          </table:table-cell>
          <table:table-cell table:style-name="ce12" table:formula="of:=[.F13]&amp;&quot; &quot; &amp;[.F15]&amp;&quot; &quot; &amp;[.F28]&amp;&quot; &quot; &amp;[.F29]&amp;&quot; &quot; &amp;[.F38]&amp;&quot; &quot; &amp;[.F43]&amp;&quot; &quot; &amp;[.F46]" office:value-type="string" office:string-value="5 5 13 14 14  ">
            <text:p>5 5 13 14 14 <text:s/></text:p>
          </table:table-cell>
          <table:table-cell table:style-name="ce12" table:formula="of:=[.G13]&amp;&quot; &quot; &amp;[.G15]&amp;&quot; &quot; &amp;[.G28]&amp;&quot; &quot; &amp;[.G29]&amp;&quot; &quot; &amp;[.G38]&amp;&quot; &quot; &amp;[.G43]&amp;&quot; &quot; &amp;[.G46]" office:value-type="string" office:string-value="5 5 13 14   ">
            <text:p>5 5 13 14 <text:s text:c="2"/></text:p>
          </table:table-cell>
          <table:table-cell table:style-name="ce12" table:formula="of:=[.H13]&amp;&quot; &quot; &amp;[.H15]&amp;&quot; &quot; &amp;[.H28]&amp;&quot; &quot; &amp;[.H29]&amp;&quot; &quot; &amp;[.H38]&amp;&quot; &quot; &amp;[.H43]&amp;&quot; &quot; &amp;[.H46]" office:value-type="string" office:string-value="5 5 14 15   ">
            <text:p>5 5 14 15 <text:s text:c="2"/></text:p>
          </table:table-cell>
          <table:table-cell table:style-name="ce12" table:formula="of:=[.I13]&amp;&quot; &quot; &amp;[.I15]&amp;&quot; &quot; &amp;[.I28]&amp;&quot; &quot; &amp;[.I29]&amp;&quot; &quot; &amp;[.I38]&amp;&quot; &quot; &amp;[.I43]&amp;&quot; &quot; &amp;[.I46]" office:value-type="string" office:string-value="5 5     ">
            <text:p>5 5 <text:s text:c="4"/></text:p>
          </table:table-cell>
          <table:table-cell table:style-name="ce12" table:formula="of:=[.J13]&amp;&quot; &quot; &amp;[.J15]&amp;&quot; &quot; &amp;[.J28]&amp;&quot; &quot; &amp;[.J29]&amp;&quot; &quot; &amp;[.J38]&amp;&quot; &quot; &amp;[.J43]&amp;&quot; &quot; &amp;[.J46]" office:value-type="string" office:string-value="5 5     ">
            <text:p>5 5 <text:s text:c="4"/></text:p>
          </table:table-cell>
          <table:table-cell table:style-name="ce18"/>
          <table:table-cell table:style-name="ce12" table:formula="of:=[.L13]&amp;[.L15]&amp;[.L28]&amp;[.L29]&amp;[.L38]&amp;[.L43]&amp;[.L46]" office:value-type="string" office:string-value="55644">
            <text:p>55644</text:p>
          </table:table-cell>
          <table:table-cell table:style-name="ce12" table:formula="of:=[.M13]&amp;[.M15]&amp;[.M28]&amp;[.M29]&amp;[.M38]&amp;[.M43]&amp;[.M46]" office:value-type="string" office:string-value="5564">
            <text:p>5564</text:p>
          </table:table-cell>
          <table:table-cell table:style-name="ce12" table:formula="of:=[.N13]&amp;[.N15]&amp;[.N28]&amp;[.N29]&amp;[.N38]&amp;[.N43]&amp;[.N46]" office:value-type="string" office:string-value="5564">
            <text:p>5564</text:p>
          </table:table-cell>
          <table:table-cell table:style-name="ce18"/>
          <table:table-cell table:style-name="ce12" table:formula="of:=[.P13]&amp;[.P15]&amp;[.P28]&amp;[.P29]&amp;[.P38]&amp;[.P43]&amp;[.P46]" office:value-type="string" office:string-value="55">
            <text:p>55</text:p>
          </table:table-cell>
          <table:table-cell table:style-name="ce12" table:formula="of:=[.Q13]&amp;[.Q15]&amp;[.Q28]&amp;[.Q29]&amp;[.Q38]&amp;[.Q43]&amp;[.Q46]" office:value-type="string" office:string-value="55">
            <text:p>55</text:p>
          </table:table-cell>
          <table:table-cell table:style-name="ce12" table:formula="of:=[.R13]&amp;[.R15]&amp;[.R28]&amp;[.R29]&amp;[.R38]&amp;[.R43]&amp;[.R46]" office:value-type="string" office:string-value="55">
            <text:p>55</text:p>
          </table:table-cell>
          <table:table-cell table:style-name="ce18"/>
          <table:table-cell table:style-name="ce12" table:formula="of:=[.T13]&amp;[.T15]&amp;[.T28]&amp;[.T29]&amp;[.T38]&amp;[.T43]&amp;[.T46]" office:value-type="string" office:string-value="7725522">
            <text:p>7725522</text:p>
          </table:table-cell>
          <table:table-cell table:style-name="ce12" table:formula="of:=[.U13]&amp;[.U15]&amp;[.U28]&amp;[.U29]&amp;[.U38]&amp;[.U43]&amp;[.U46]" office:value-type="string" office:string-value="6672727">
            <text:p>6672727</text:p>
          </table:table-cell>
          <table:table-cell table:style-name="ce12" table:formula="of:=[.V13]&amp;[.V15]&amp;[.V28]&amp;[.V29]&amp;[.V38]&amp;[.V43]&amp;[.V46]" office:value-type="string" office:string-value="1152525">
            <text:p>1152525</text:p>
          </table:table-cell>
          <table:table-cell table:style-name="ce12" table:formula="of:=[.W13]&amp;[.W15]&amp;[.W28]&amp;[.W29]&amp;[.W38]&amp;[.W43]&amp;[.W46]" office:value-type="string" office:string-value="6657575">
            <text:p>6657575</text:p>
          </table:table-cell>
          <table:table-cell table:style-name="ce12" table:formula="of:=[.X13]&amp;[.X15]&amp;[.X28]&amp;[.X29]&amp;[.X38]&amp;[.X43]&amp;[.X46]" office:value-type="string" office:string-value="6617137">
            <text:p>6617137</text:p>
          </table:table-cell>
          <table:table-cell table:style-name="ce12" table:formula="of:=[.Y13]&amp;[.Y15]&amp;[.Y28]&amp;[.Y29]&amp;[.Y38]&amp;[.Y43]&amp;[.Y46]" office:value-type="string" office:string-value="1127272">
            <text:p>1127272</text:p>
          </table:table-cell>
          <table:table-cell table:style-name="ce12" table:formula="of:=[.Z13]&amp;[.Z15]&amp;[.Z28]&amp;[.Z29]&amp;[.Z38]&amp;[.Z43]&amp;[.Z46]" office:value-type="string" office:string-value="5576766">
            <text:p>5576766</text:p>
          </table:table-cell>
          <table:table-cell table:style-name="ce12" table:formula="of:=[.AA13]&amp;[.AA15]&amp;[.AA28]&amp;[.AA29]&amp;[.AA38]&amp;[.AA43]&amp;[.AA46]" office:value-type="string" office:string-value="6301612">
            <text:p>6301612</text:p>
          </table:table-cell>
          <table:table-cell table:style-name="ce12" table:formula="of:=[.AB13]&amp;[.AB15]&amp;[.AB28]&amp;[.AB29]&amp;[.AB38]&amp;[.AB43]&amp;[.AB46]" office:value-type="string" office:string-value="6670773">
            <text:p>6670773</text:p>
          </table:table-cell>
          <table:table-cell table:style-name="ce12" table:formula="of:=[.AC13]&amp;[.AC15]&amp;[.AC28]&amp;[.AC29]&amp;[.AC38]&amp;[.AC43]&amp;[.AC46]" office:value-type="string" office:string-value="5051115">
            <text:p>5051115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chair</text:p>
          </table:table-cell>
          <table:table-cell table:style-name="ce12" table:formula="of:=[.C7]&amp;[.C21]&amp;[.C24]&amp;[.C34]&amp;[.C37]&amp;[.C40]&amp;[.C45]">
            <text:p/>
          </table:table-cell>
          <table:table-cell table:style-name="ce12" table:formula="of:=[.D7]&amp;&quot; &quot; &amp;[.D21]&amp;&quot; &quot; &amp;[.D24]&amp;&quot; &quot; &amp;[.D34]&amp;&quot; &quot; &amp;[.D37]&amp;&quot; &quot; &amp;[.D40]&amp;&quot; &quot; &amp;[.D45]" office:value-type="string" office:string-value=" 1 4 11 12 1 12">
            <text:p><text:s/>1 4 11 12 1 12</text:p>
          </table:table-cell>
          <table:table-cell table:style-name="ce12" table:formula="of:=[.E7]&amp;&quot; &quot; &amp;[.E21]&amp;&quot; &quot; &amp;[.E24]&amp;&quot; &quot; &amp;[.E34]&amp;&quot; &quot; &amp;[.E37]&amp;&quot; &quot; &amp;[.E40]&amp;&quot; &quot; &amp;[.E45]" office:value-type="string" office:string-value="0 0 10 15 13 0 10">
            <text:p>0 0 10 15 13 0 10</text:p>
          </table:table-cell>
          <table:table-cell table:style-name="ce12" table:formula="of:=[.F7]&amp;&quot; &quot; &amp;[.F21]&amp;&quot; &quot; &amp;[.F24]&amp;&quot; &quot; &amp;[.F34]&amp;&quot; &quot; &amp;[.F37]&amp;&quot; &quot; &amp;[.F40]&amp;&quot; &quot; &amp;[.F45]" office:value-type="string" office:string-value="0 0 10 15 13 0 ">
            <text:p>0 0 10 15 13 0 </text:p>
          </table:table-cell>
          <table:table-cell table:style-name="ce12" table:formula="of:=[.G7]&amp;&quot; &quot; &amp;[.G21]&amp;&quot; &quot; &amp;[.G24]&amp;&quot; &quot; &amp;[.G34]&amp;&quot; &quot; &amp;[.G37]&amp;&quot; &quot; &amp;[.G40]&amp;&quot; &quot; &amp;[.G45]" office:value-type="string" office:string-value="0 0 10 15   ">
            <text:p>0 0 10 15 <text:s text:c="2"/></text:p>
          </table:table-cell>
          <table:table-cell table:style-name="ce12" table:formula="of:=[.H7]&amp;&quot; &quot; &amp;[.H21]&amp;&quot; &quot; &amp;[.H24]&amp;&quot; &quot; &amp;[.H34]&amp;&quot; &quot; &amp;[.H37]&amp;&quot; &quot; &amp;[.H40]&amp;&quot; &quot; &amp;[.H45]" office:value-type="string" office:string-value="0 0 10    ">
            <text:p>0 0 10 <text:s text:c="3"/></text:p>
          </table:table-cell>
          <table:table-cell table:style-name="ce12" table:formula="of:=[.I7]&amp;&quot; &quot; &amp;[.I21]&amp;&quot; &quot; &amp;[.I24]&amp;&quot; &quot; &amp;[.I34]&amp;&quot; &quot; &amp;[.I37]&amp;&quot; &quot; &amp;[.I40]&amp;&quot; &quot; &amp;[.I45]" office:value-type="string" office:string-value="0 0 10    ">
            <text:p>0 0 10 <text:s text:c="3"/></text:p>
          </table:table-cell>
          <table:table-cell table:style-name="ce12" table:formula="of:=[.J7]&amp;&quot; &quot; &amp;[.J21]&amp;&quot; &quot; &amp;[.J24]&amp;&quot; &quot; &amp;[.J34]&amp;&quot; &quot; &amp;[.J37]&amp;&quot; &quot; &amp;[.J40]&amp;&quot; &quot; &amp;[.J45]" office:value-type="string" office:string-value="0 0     ">
            <text:p>0 0 <text:s text:c="4"/></text:p>
          </table:table-cell>
          <table:table-cell table:style-name="ce18"/>
          <table:table-cell table:style-name="ce12" table:formula="of:=[.L7]&amp;[.L21]&amp;[.L24]&amp;[.L34]&amp;[.L37]&amp;[.L40]&amp;[.L45]" office:value-type="string" office:string-value="000760">
            <text:p>000760</text:p>
          </table:table-cell>
          <table:table-cell table:style-name="ce12" table:formula="of:=[.M7]&amp;[.M21]&amp;[.M24]&amp;[.M34]&amp;[.M37]&amp;[.M40]&amp;[.M45]" office:value-type="string" office:string-value="0004">
            <text:p>0004</text:p>
          </table:table-cell>
          <table:table-cell table:style-name="ce12" table:formula="of:=[.N7]&amp;[.N21]&amp;[.N24]&amp;[.N34]&amp;[.N37]&amp;[.N40]&amp;[.N45]" office:value-type="string" office:string-value="000">
            <text:p>000</text:p>
          </table:table-cell>
          <table:table-cell table:style-name="ce18"/>
          <table:table-cell table:style-name="ce12" table:formula="of:=[.P7]&amp;[.P21]&amp;[.P24]&amp;[.P34]&amp;[.P37]&amp;[.P40]&amp;[.P45]" office:value-type="string" office:string-value="000">
            <text:p>000</text:p>
          </table:table-cell>
          <table:table-cell table:style-name="ce12" table:formula="of:=[.Q7]&amp;[.Q21]&amp;[.Q24]&amp;[.Q34]&amp;[.Q37]&amp;[.Q40]&amp;[.Q45]" office:value-type="string" office:string-value="00">
            <text:p>00</text:p>
          </table:table-cell>
          <table:table-cell table:style-name="ce12" table:formula="of:=[.R7]&amp;[.R21]&amp;[.R24]&amp;[.R34]&amp;[.R37]&amp;[.R40]&amp;[.R45]" office:value-type="string" office:string-value="0">
            <text:p>0</text:p>
          </table:table-cell>
          <table:table-cell table:style-name="ce18"/>
          <table:table-cell table:style-name="ce12" table:formula="of:=[.T7]&amp;[.T21]&amp;[.T24]&amp;[.T34]&amp;[.T37]&amp;[.T40]&amp;[.T45]" office:value-type="string" office:string-value="0505005">
            <text:p>0505005</text:p>
          </table:table-cell>
          <table:table-cell table:style-name="ce12" table:formula="of:=[.U7]&amp;[.U21]&amp;[.U24]&amp;[.U34]&amp;[.U37]&amp;[.U40]&amp;[.U45]" office:value-type="string" office:string-value="0072202">
            <text:p>0072202</text:p>
          </table:table-cell>
          <table:table-cell table:style-name="ce12" table:formula="of:=[.V7]&amp;[.V21]&amp;[.V24]&amp;[.V34]&amp;[.V37]&amp;[.V40]&amp;[.V45]" office:value-type="string" office:string-value="0202202">
            <text:p>0202202</text:p>
          </table:table-cell>
          <table:table-cell table:style-name="ce12" table:formula="of:=[.W7]&amp;[.W21]&amp;[.W24]&amp;[.W34]&amp;[.W37]&amp;[.W40]&amp;[.W45]" office:value-type="string" office:string-value="0757707">
            <text:p>0757707</text:p>
          </table:table-cell>
          <table:table-cell table:style-name="ce12" table:formula="of:=[.X7]&amp;[.X21]&amp;[.X24]&amp;[.X34]&amp;[.X37]&amp;[.X40]&amp;[.X45]" office:value-type="string" office:string-value="0007700">
            <text:p>0007700</text:p>
          </table:table-cell>
          <table:table-cell table:style-name="ce12" table:formula="of:=[.Y7]&amp;[.Y21]&amp;[.Y24]&amp;[.Y34]&amp;[.Y37]&amp;[.Y40]&amp;[.Y45]" office:value-type="string" office:string-value="0027707">
            <text:p>0027707</text:p>
          </table:table-cell>
          <table:table-cell table:style-name="ce12" table:formula="of:=[.Z7]&amp;[.Z21]&amp;[.Z24]&amp;[.Z34]&amp;[.Z37]&amp;[.Z40]&amp;[.Z45]" office:value-type="string" office:string-value="0077677">
            <text:p>0077677</text:p>
          </table:table-cell>
          <table:table-cell table:style-name="ce12" table:formula="of:=[.AA7]&amp;[.AA21]&amp;[.AA24]&amp;[.AA34]&amp;[.AA37]&amp;[.AA40]&amp;[.AA45]" office:value-type="string" office:string-value="0101101">
            <text:p>0101101</text:p>
          </table:table-cell>
          <table:table-cell table:style-name="ce12" table:formula="of:=[.AB7]&amp;[.AB21]&amp;[.AB24]&amp;[.AB34]&amp;[.AB37]&amp;[.AB40]&amp;[.AB45]" office:value-type="string" office:string-value="0707307">
            <text:p>0707307</text:p>
          </table:table-cell>
          <table:table-cell table:style-name="ce12" table:formula="of:=[.AC7]&amp;[.AC21]&amp;[.AC24]&amp;[.AC34]&amp;[.AC37]&amp;[.AC40]&amp;[.AC45]" office:value-type="string" office:string-value="0155551">
            <text:p>0155551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cone</text:p>
          </table:table-cell>
          <table:table-cell table:style-name="ce12" table:formula="of:=[.C10]&amp;[.C14]&amp;[.C16]&amp;[.C19]&amp;[.C26]&amp;[.C32]&amp;[.C36]">
            <text:p/>
          </table:table-cell>
          <table:table-cell table:style-name="ce12" table:formula="of:=[.D10]&amp;&quot; &quot; &amp;[.D14]&amp;&quot; &quot; &amp;[.D16]&amp;&quot; &quot; &amp;[.D19]&amp;&quot; &quot; &amp;[.D26]&amp;&quot; &quot; &amp;[.D32]&amp;&quot; &quot; &amp;[.D36]" office:value-type="string" office:string-value="    6 6 6">
            <text:p><text:s text:c="4"/>6 6 6</text:p>
          </table:table-cell>
          <table:table-cell table:style-name="ce12" table:formula="of:=[.E10]&amp;&quot; &quot; &amp;[.E14]&amp;&quot; &quot; &amp;[.E16]&amp;&quot; &quot; &amp;[.E19]&amp;&quot; &quot; &amp;[.E26]&amp;&quot; &quot; &amp;[.E32]&amp;&quot; &quot; &amp;[.E36]" office:value-type="string" office:string-value="3 3 3 3 11 3 3">
            <text:p>3 3 3 3 11 3 3</text:p>
          </table:table-cell>
          <table:table-cell table:style-name="ce12" table:formula="of:=[.F10]&amp;&quot; &quot; &amp;[.F14]&amp;&quot; &quot; &amp;[.F16]&amp;&quot; &quot; &amp;[.F19]&amp;&quot; &quot; &amp;[.F26]&amp;&quot; &quot; &amp;[.F32]&amp;&quot; &quot; &amp;[.F36]" office:value-type="string" office:string-value="3 3 3 3 11 3 3">
            <text:p>3 3 3 3 11 3 3</text:p>
          </table:table-cell>
          <table:table-cell table:style-name="ce12" table:formula="of:=[.G10]&amp;&quot; &quot; &amp;[.G14]&amp;&quot; &quot; &amp;[.G16]&amp;&quot; &quot; &amp;[.G19]&amp;&quot; &quot; &amp;[.G26]&amp;&quot; &quot; &amp;[.G32]&amp;&quot; &quot; &amp;[.G36]" office:value-type="string" office:string-value="3 3 3 3 11 3 3">
            <text:p>3 3 3 3 11 3 3</text:p>
          </table:table-cell>
          <table:table-cell table:style-name="ce12" table:formula="of:=[.H10]&amp;&quot; &quot; &amp;[.H14]&amp;&quot; &quot; &amp;[.H16]&amp;&quot; &quot; &amp;[.H19]&amp;&quot; &quot; &amp;[.H26]&amp;&quot; &quot; &amp;[.H32]&amp;&quot; &quot; &amp;[.H36]" office:value-type="string" office:string-value="3 3 3 3 12  ">
            <text:p>3 3 3 3 12 <text:s/></text:p>
          </table:table-cell>
          <table:table-cell table:style-name="ce12" table:formula="of:=[.I10]&amp;&quot; &quot; &amp;[.I14]&amp;&quot; &quot; &amp;[.I16]&amp;&quot; &quot; &amp;[.I19]&amp;&quot; &quot; &amp;[.I26]&amp;&quot; &quot; &amp;[.I32]&amp;&quot; &quot; &amp;[.I36]" office:value-type="string" office:string-value="3 3 3 3 12  ">
            <text:p>3 3 3 3 12 <text:s/></text:p>
          </table:table-cell>
          <table:table-cell table:style-name="ce12" table:formula="of:=[.J10]&amp;&quot; &quot; &amp;[.J14]&amp;&quot; &quot; &amp;[.J16]&amp;&quot; &quot; &amp;[.J19]&amp;&quot; &quot; &amp;[.J26]&amp;&quot; &quot; &amp;[.J32]&amp;&quot; &quot; &amp;[.J36]" office:value-type="string" office:string-value="3 3 3 3   ">
            <text:p>3 3 3 3 <text:s text:c="2"/></text:p>
          </table:table-cell>
          <table:table-cell table:style-name="ce18"/>
          <table:table-cell table:style-name="ce12" table:formula="of:=[.L10]&amp;[.L14]&amp;[.L16]&amp;[.L19]&amp;[.L26]&amp;[.L32]&amp;[.L36]" office:value-type="string" office:string-value="3333333">
            <text:p>3333333</text:p>
          </table:table-cell>
          <table:table-cell table:style-name="ce12" table:formula="of:=[.M10]&amp;[.M14]&amp;[.M16]&amp;[.M19]&amp;[.M26]&amp;[.M32]&amp;[.M36]" office:value-type="string" office:string-value="3333333">
            <text:p>3333333</text:p>
          </table:table-cell>
          <table:table-cell table:style-name="ce12" table:formula="of:=[.N10]&amp;[.N14]&amp;[.N16]&amp;[.N19]&amp;[.N26]&amp;[.N32]&amp;[.N36]" office:value-type="string" office:string-value="33333">
            <text:p>33333</text:p>
          </table:table-cell>
          <table:table-cell table:style-name="ce18"/>
          <table:table-cell table:style-name="ce12" table:formula="of:=[.P10]&amp;[.P14]&amp;[.P16]&amp;[.P19]&amp;[.P26]&amp;[.P32]&amp;[.P36]" office:value-type="string" office:string-value="33331">
            <text:p>33331</text:p>
          </table:table-cell>
          <table:table-cell table:style-name="ce12" table:formula="of:=[.Q10]&amp;[.Q14]&amp;[.Q16]&amp;[.Q19]&amp;[.Q26]&amp;[.Q32]&amp;[.Q36]" office:value-type="string" office:string-value="3333">
            <text:p>3333</text:p>
          </table:table-cell>
          <table:table-cell table:style-name="ce12" table:formula="of:=[.R10]&amp;[.R14]&amp;[.R16]&amp;[.R19]&amp;[.R26]&amp;[.R32]&amp;[.R36]" office:value-type="string" office:string-value="333">
            <text:p>333</text:p>
          </table:table-cell>
          <table:table-cell table:style-name="ce18"/>
          <table:table-cell table:style-name="ce12" table:formula="of:=[.T10]&amp;[.T14]&amp;[.T16]&amp;[.T19]&amp;[.T26]&amp;[.T32]&amp;[.T36]" office:value-type="string" office:string-value="1111211">
            <text:p>1111211</text:p>
          </table:table-cell>
          <table:table-cell table:style-name="ce12" table:formula="of:=[.U10]&amp;[.U14]&amp;[.U16]&amp;[.U19]&amp;[.U26]&amp;[.U32]&amp;[.U36]" office:value-type="string" office:string-value="3333733">
            <text:p>3333733</text:p>
          </table:table-cell>
          <table:table-cell table:style-name="ce12" table:formula="of:=[.V10]&amp;[.V14]&amp;[.V16]&amp;[.V19]&amp;[.V26]&amp;[.V32]&amp;[.V36]" office:value-type="string" office:string-value="3333533">
            <text:p>3333533</text:p>
          </table:table-cell>
          <table:table-cell table:style-name="ce12" table:formula="of:=[.W10]&amp;[.W14]&amp;[.W16]&amp;[.W19]&amp;[.W26]&amp;[.W32]&amp;[.W36]" office:value-type="string" office:string-value="2222522">
            <text:p>2222522</text:p>
          </table:table-cell>
          <table:table-cell table:style-name="ce12" table:formula="of:=[.X10]&amp;[.X14]&amp;[.X16]&amp;[.X19]&amp;[.X26]&amp;[.X32]&amp;[.X36]" office:value-type="string" office:string-value="5555155">
            <text:p>5555155</text:p>
          </table:table-cell>
          <table:table-cell table:style-name="ce12" table:formula="of:=[.Y10]&amp;[.Y14]&amp;[.Y16]&amp;[.Y19]&amp;[.Y26]&amp;[.Y32]&amp;[.Y36]" office:value-type="string" office:string-value="6666266">
            <text:p>6666266</text:p>
          </table:table-cell>
          <table:table-cell table:style-name="ce12" table:formula="of:=[.Z10]&amp;[.Z14]&amp;[.Z16]&amp;[.Z19]&amp;[.Z26]&amp;[.Z32]&amp;[.Z36]" office:value-type="string" office:string-value="1111711">
            <text:p>1111711</text:p>
          </table:table-cell>
          <table:table-cell table:style-name="ce12" table:formula="of:=[.AA10]&amp;[.AA14]&amp;[.AA16]&amp;[.AA19]&amp;[.AA26]&amp;[.AA32]&amp;[.AA36]" office:value-type="string" office:string-value="5555255">
            <text:p>5555255</text:p>
          </table:table-cell>
          <table:table-cell table:style-name="ce12" table:formula="of:=[.AB10]&amp;[.AB14]&amp;[.AB16]&amp;[.AB19]&amp;[.AB26]&amp;[.AB32]&amp;[.AB36]" office:value-type="string" office:string-value="2222022">
            <text:p>2222022</text:p>
          </table:table-cell>
          <table:table-cell table:style-name="ce12" table:formula="of:=[.AC10]&amp;[.AC14]&amp;[.AC16]&amp;[.AC19]&amp;[.AC26]&amp;[.AC32]&amp;[.AC36]" office:value-type="string" office:string-value="7777577">
            <text:p>7777577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stool</text:p>
          </table:table-cell>
          <table:table-cell table:style-name="ce12" table:formula="of:=[.C12]&amp;[.C41]&amp;[.C42]&amp;[.C49]">
            <text:p/>
          </table:table-cell>
          <table:table-cell table:style-name="ce12" table:formula="of:=[.D12]&amp;&quot; &quot; &amp;[.D41]&amp;&quot; &quot; &amp;[.D42]&amp;&quot; &quot; &amp;[.D49]" office:value-type="string" office:string-value=" 13 13 13">
            <text:p><text:s/>13 13 13</text:p>
          </table:table-cell>
          <table:table-cell table:style-name="ce12" table:formula="of:=[.E12]&amp;&quot; &quot; &amp;[.E41]&amp;&quot; &quot; &amp;[.E42]&amp;&quot; &quot; &amp;[.E49]" office:value-type="string" office:string-value="4 4 4 4">
            <text:p>4 4 4 4</text:p>
          </table:table-cell>
          <table:table-cell table:style-name="ce12" table:formula="of:=[.F12]&amp;&quot; &quot; &amp;[.F41]&amp;&quot; &quot; &amp;[.F42]&amp;&quot; &quot; &amp;[.F49]" office:value-type="string" office:string-value="4 4  ">
            <text:p>4 4 <text:s/></text:p>
          </table:table-cell>
          <table:table-cell table:style-name="ce12" table:formula="of:=[.G12]&amp;&quot; &quot; &amp;[.G41]&amp;&quot; &quot; &amp;[.G42]&amp;&quot; &quot; &amp;[.G49]" office:value-type="string" office:string-value="4   ">
            <text:p>4 <text:s text:c="2"/></text:p>
          </table:table-cell>
          <table:table-cell table:style-name="ce12" table:formula="of:=[.H12]&amp;&quot; &quot; &amp;[.H41]&amp;&quot; &quot; &amp;[.H42]&amp;&quot; &quot; &amp;[.H49]" office:value-type="string" office:string-value="4   ">
            <text:p>4 <text:s text:c="2"/></text:p>
          </table:table-cell>
          <table:table-cell table:style-name="ce12" table:formula="of:=[.I12]&amp;&quot; &quot; &amp;[.I41]&amp;&quot; &quot; &amp;[.I42]&amp;&quot; &quot; &amp;[.I49]" office:value-type="string" office:string-value="4   ">
            <text:p>4 <text:s text:c="2"/></text:p>
          </table:table-cell>
          <table:table-cell table:style-name="ce12" table:formula="of:=[.J12]&amp;&quot; &quot; &amp;[.J41]&amp;&quot; &quot; &amp;[.J42]&amp;&quot; &quot; &amp;[.J49]" office:value-type="string" office:string-value="4   ">
            <text:p>4 <text:s text:c="2"/></text:p>
          </table:table-cell>
          <table:table-cell table:style-name="ce18"/>
          <table:table-cell table:style-name="ce12" table:formula="of:=[.L12]&amp;[.L41]&amp;[.L42]&amp;[.L49]" office:value-type="string" office:string-value="44">
            <text:p>44</text:p>
          </table:table-cell>
          <table:table-cell table:style-name="ce12" table:formula="of:=[.M12]&amp;[.M41]&amp;[.M42]&amp;[.M49]" office:value-type="string" office:string-value="4">
            <text:p>4</text:p>
          </table:table-cell>
          <table:table-cell table:style-name="ce12" table:formula="of:=[.N12]&amp;[.N41]&amp;[.N42]&amp;[.N49]" office:value-type="string" office:string-value="4">
            <text:p>4</text:p>
          </table:table-cell>
          <table:table-cell table:style-name="ce18"/>
          <table:table-cell table:style-name="ce12" table:formula="of:=[.P12]&amp;[.P41]&amp;[.P42]&amp;[.P49]" office:value-type="string" office:string-value="4">
            <text:p>4</text:p>
          </table:table-cell>
          <table:table-cell table:style-name="ce12" table:formula="of:=[.Q12]&amp;[.Q41]&amp;[.Q42]&amp;[.Q49]" office:value-type="string" office:string-value="4">
            <text:p>4</text:p>
          </table:table-cell>
          <table:table-cell table:style-name="ce12" table:formula="of:=[.R12]&amp;[.R41]&amp;[.R42]&amp;[.R49]" office:value-type="string" office:string-value="4">
            <text:p>4</text:p>
          </table:table-cell>
          <table:table-cell table:style-name="ce18"/>
          <table:table-cell table:style-name="ce12" table:formula="of:=[.T12]&amp;[.T41]&amp;[.T42]&amp;[.T49]" office:value-type="string" office:string-value="5552">
            <text:p>5552</text:p>
          </table:table-cell>
          <table:table-cell table:style-name="ce12" table:formula="of:=[.U12]&amp;[.U41]&amp;[.U42]&amp;[.U49]" office:value-type="string" office:string-value="2272">
            <text:p>2272</text:p>
          </table:table-cell>
          <table:table-cell table:style-name="ce12" table:formula="of:=[.V12]&amp;[.V41]&amp;[.V42]&amp;[.V49]" office:value-type="string" office:string-value="2255">
            <text:p>2255</text:p>
          </table:table-cell>
          <table:table-cell table:style-name="ce12" table:formula="of:=[.W12]&amp;[.W41]&amp;[.W42]&amp;[.W49]" office:value-type="string" office:string-value="7757">
            <text:p>7757</text:p>
          </table:table-cell>
          <table:table-cell table:style-name="ce12" table:formula="of:=[.X12]&amp;[.X41]&amp;[.X42]&amp;[.X49]" office:value-type="string" office:string-value="7777">
            <text:p>7777</text:p>
          </table:table-cell>
          <table:table-cell table:style-name="ce12" table:formula="of:=[.Y12]&amp;[.Y41]&amp;[.Y42]&amp;[.Y49]" office:value-type="string" office:string-value="7727">
            <text:p>7727</text:p>
          </table:table-cell>
          <table:table-cell table:style-name="ce12" table:formula="of:=[.Z12]&amp;[.Z41]&amp;[.Z42]&amp;[.Z49]" office:value-type="string" office:string-value="6677">
            <text:p>6677</text:p>
          </table:table-cell>
          <table:table-cell table:style-name="ce12" table:formula="of:=[.AA12]&amp;[.AA41]&amp;[.AA42]&amp;[.AA49]" office:value-type="string" office:string-value="3121">
            <text:p>3121</text:p>
          </table:table-cell>
          <table:table-cell table:style-name="ce12" table:formula="of:=[.AB12]&amp;[.AB41]&amp;[.AB42]&amp;[.AB49]" office:value-type="string" office:string-value="7707">
            <text:p>7707</text:p>
          </table:table-cell>
          <table:table-cell table:style-name="ce12" table:formula="of:=[.AC12]&amp;[.AC41]&amp;[.AC42]&amp;[.AC49]" office:value-type="string" office:string-value="1115">
            <text:p>1115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table</text:p>
          </table:table-cell>
          <table:table-cell table:style-name="ce12" table:formula="of:=[.C9]&amp;[.C11]&amp;[.C17]&amp;[.C31]&amp;[.C35]&amp;[.C47]">
            <text:p/>
          </table:table-cell>
          <table:table-cell table:style-name="ce12" table:formula="of:=[.D9]&amp;&quot; &quot; &amp;[.D11]&amp;&quot; &quot; &amp;[.D17]&amp;&quot; &quot; &amp;[.D31]&amp;&quot; &quot; &amp;[.D35]&amp;&quot; &quot; &amp;[.D47]" office:value-type="string" office:string-value="   10 10 10">
            <text:p><text:s text:c="3"/>10 10 10</text:p>
          </table:table-cell>
          <table:table-cell table:style-name="ce12" table:formula="of:=[.E9]&amp;&quot; &quot; &amp;[.E11]&amp;&quot; &quot; &amp;[.E17]&amp;&quot; &quot; &amp;[.E31]&amp;&quot; &quot; &amp;[.E35]&amp;&quot; &quot; &amp;[.E47]" office:value-type="string" office:string-value="2 2 2 2 2 2">
            <text:p>2 2 2 2 2 2</text:p>
          </table:table-cell>
          <table:table-cell table:style-name="ce12" table:formula="of:=[.F9]&amp;&quot; &quot; &amp;[.F11]&amp;&quot; &quot; &amp;[.F17]&amp;&quot; &quot; &amp;[.F31]&amp;&quot; &quot; &amp;[.F35]&amp;&quot; &quot; &amp;[.F47]" office:value-type="string" office:string-value="2 2 2 2 2 ">
            <text:p>2 2 2 2 2 </text:p>
          </table:table-cell>
          <table:table-cell table:style-name="ce12" table:formula="of:=[.G9]&amp;&quot; &quot; &amp;[.G11]&amp;&quot; &quot; &amp;[.G17]&amp;&quot; &quot; &amp;[.G31]&amp;&quot; &quot; &amp;[.G35]&amp;&quot; &quot; &amp;[.G47]" office:value-type="string" office:string-value="2 2 2 2 2 ">
            <text:p>2 2 2 2 2 </text:p>
          </table:table-cell>
          <table:table-cell table:style-name="ce12" table:formula="of:=[.H9]&amp;&quot; &quot; &amp;[.H11]&amp;&quot; &quot; &amp;[.H17]&amp;&quot; &quot; &amp;[.H31]&amp;&quot; &quot; &amp;[.H35]&amp;&quot; &quot; &amp;[.H47]" office:value-type="string" office:string-value="2 2 2 2  ">
            <text:p>2 2 2 2 <text:s/></text:p>
          </table:table-cell>
          <table:table-cell table:style-name="ce12" table:formula="of:=[.I9]&amp;&quot; &quot; &amp;[.I11]&amp;&quot; &quot; &amp;[.I17]&amp;&quot; &quot; &amp;[.I31]&amp;&quot; &quot; &amp;[.I35]&amp;&quot; &quot; &amp;[.I47]" office:value-type="string" office:string-value="2 2 2   ">
            <text:p>2 2 2 <text:s text:c="2"/></text:p>
          </table:table-cell>
          <table:table-cell table:style-name="ce12" table:formula="of:=[.J9]&amp;&quot; &quot; &amp;[.J11]&amp;&quot; &quot; &amp;[.J17]&amp;&quot; &quot; &amp;[.J31]&amp;&quot; &quot; &amp;[.J35]&amp;&quot; &quot; &amp;[.J47]" office:value-type="string" office:string-value="2 2 2   ">
            <text:p>2 2 2 <text:s text:c="2"/></text:p>
          </table:table-cell>
          <table:table-cell table:style-name="ce18"/>
          <table:table-cell table:style-name="ce12" table:formula="of:=[.L9]&amp;[.L11]&amp;[.L17]&amp;[.L31]&amp;[.L35]&amp;[.L47]" office:value-type="string" office:string-value="22222">
            <text:p>22222</text:p>
          </table:table-cell>
          <table:table-cell table:style-name="ce12" table:formula="of:=[.M9]&amp;[.M11]&amp;[.M17]&amp;[.M31]&amp;[.M35]&amp;[.M47]" office:value-type="string" office:string-value="22222">
            <text:p>22222</text:p>
          </table:table-cell>
          <table:table-cell table:style-name="ce12" table:formula="of:=[.N9]&amp;[.N11]&amp;[.N17]&amp;[.N31]&amp;[.N35]&amp;[.N47]" office:value-type="string" office:string-value="2222">
            <text:p>2222</text:p>
          </table:table-cell>
          <table:table-cell table:style-name="ce18"/>
          <table:table-cell table:style-name="ce12" table:formula="of:=[.P9]&amp;[.P11]&amp;[.P17]&amp;[.P31]&amp;[.P35]&amp;[.P47]" office:value-type="string" office:string-value="222">
            <text:p>222</text:p>
          </table:table-cell>
          <table:table-cell table:style-name="ce12" table:formula="of:=[.Q9]&amp;[.Q11]&amp;[.Q17]&amp;[.Q31]&amp;[.Q35]&amp;[.Q47]" office:value-type="string" office:string-value="222">
            <text:p>222</text:p>
          </table:table-cell>
          <table:table-cell table:style-name="ce12" table:formula="of:=[.R9]&amp;[.R11]&amp;[.R17]&amp;[.R31]&amp;[.R35]&amp;[.R47]" office:value-type="string" office:string-value="222">
            <text:p>222</text:p>
          </table:table-cell>
          <table:table-cell table:style-name="ce18"/>
          <table:table-cell table:style-name="ce12" table:formula="of:=[.T9]&amp;[.T11]&amp;[.T17]&amp;[.T31]&amp;[.T35]&amp;[.T47]" office:value-type="string" office:string-value="333333">
            <text:p>333333</text:p>
          </table:table-cell>
          <table:table-cell table:style-name="ce12" table:formula="of:=[.U9]&amp;[.U11]&amp;[.U17]&amp;[.U31]&amp;[.U35]&amp;[.U47]" office:value-type="string" office:string-value="555555">
            <text:p>555555</text:p>
          </table:table-cell>
          <table:table-cell table:style-name="ce12" table:formula="of:=[.V9]&amp;[.V11]&amp;[.V17]&amp;[.V31]&amp;[.V35]&amp;[.V47]" office:value-type="string" office:string-value="454244">
            <text:p>454244</text:p>
          </table:table-cell>
          <table:table-cell table:style-name="ce12" table:formula="of:=[.W9]&amp;[.W11]&amp;[.W17]&amp;[.W31]&amp;[.W35]&amp;[.W47]" office:value-type="string" office:string-value="353333">
            <text:p>353333</text:p>
          </table:table-cell>
          <table:table-cell table:style-name="ce12" table:formula="of:=[.X9]&amp;[.X11]&amp;[.X17]&amp;[.X31]&amp;[.X35]&amp;[.X47]" office:value-type="string" office:string-value="444444">
            <text:p>444444</text:p>
          </table:table-cell>
          <table:table-cell table:style-name="ce12" table:formula="of:=[.Y9]&amp;[.Y11]&amp;[.Y17]&amp;[.Y31]&amp;[.Y35]&amp;[.Y47]" office:value-type="string" office:string-value="444444">
            <text:p>444444</text:p>
          </table:table-cell>
          <table:table-cell table:style-name="ce12" table:formula="of:=[.Z9]&amp;[.Z11]&amp;[.Z17]&amp;[.Z31]&amp;[.Z35]&amp;[.Z47]" office:value-type="string" office:string-value="444444">
            <text:p>444444</text:p>
          </table:table-cell>
          <table:table-cell table:style-name="ce12" table:formula="of:=[.AA9]&amp;[.AA11]&amp;[.AA17]&amp;[.AA31]&amp;[.AA35]&amp;[.AA47]" office:value-type="string" office:string-value="777777">
            <text:p>777777</text:p>
          </table:table-cell>
          <table:table-cell table:style-name="ce12" table:formula="of:=[.AB9]&amp;[.AB11]&amp;[.AB17]&amp;[.AB31]&amp;[.AB35]&amp;[.AB47]" office:value-type="string" office:string-value="444444">
            <text:p>444444</text:p>
          </table:table-cell>
          <table:table-cell table:style-name="ce12" table:formula="of:=[.AC9]&amp;[.AC11]&amp;[.AC17]&amp;[.AC31]&amp;[.AC35]&amp;[.AC47]" office:value-type="string" office:string-value="444544">
            <text:p>444544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unknown</text:p>
          </table:table-cell>
          <table:table-cell table:style-name="ce12" table:formula="of:=[.C22]&amp;[.C23]&amp;[.C27]">
            <text:p/>
          </table:table-cell>
          <table:table-cell table:style-name="ce12" table:formula="of:=[.D22]&amp;&quot; &quot; &amp;[.D23]&amp;&quot; &quot; &amp;[.D27]" office:value-type="string" office:string-value="2 3 7">
            <text:p>2 3 7</text:p>
          </table:table-cell>
          <table:table-cell table:style-name="ce12" table:formula="of:=[.E22]&amp;&quot; &quot; &amp;[.E23]&amp;&quot; &quot; &amp;[.E27]" office:value-type="string" office:string-value="8 9 12">
            <text:p>8 9 12</text:p>
          </table:table-cell>
          <table:table-cell table:style-name="ce12" table:formula="of:=[.F22]&amp;&quot; &quot; &amp;[.F23]&amp;&quot; &quot; &amp;[.F27]" office:value-type="string" office:string-value="8 9 12">
            <text:p>8 9 12</text:p>
          </table:table-cell>
          <table:table-cell table:style-name="ce12" table:formula="of:=[.G22]&amp;&quot; &quot; &amp;[.G23]&amp;&quot; &quot; &amp;[.G27]" office:value-type="string" office:string-value="8 9 12">
            <text:p>8 9 12</text:p>
          </table:table-cell>
          <table:table-cell table:style-name="ce12" table:formula="of:=[.H22]&amp;&quot; &quot; &amp;[.H23]&amp;&quot; &quot; &amp;[.H27]" office:value-type="string" office:string-value="8 9 13">
            <text:p>8 9 13</text:p>
          </table:table-cell>
          <table:table-cell table:style-name="ce12" table:formula="of:=[.I22]&amp;&quot; &quot; &amp;[.I23]&amp;&quot; &quot; &amp;[.I27]" office:value-type="string" office:string-value="8 9 13">
            <text:p>8 9 13</text:p>
          </table:table-cell>
          <table:table-cell table:style-name="ce12" table:formula="of:=[.J22]&amp;&quot; &quot; &amp;[.J23]&amp;&quot; &quot; &amp;[.J27]" office:value-type="string" office:string-value="8  ">
            <text:p>8 <text:s/></text:p>
          </table:table-cell>
          <table:table-cell table:style-name="ce18"/>
          <table:table-cell table:style-name="ce12" table:formula="of:=[.L22]&amp;[.L23]&amp;[.L27]" office:value-type="string" office:string-value="770">
            <text:p>770</text:p>
          </table:table-cell>
          <table:table-cell table:style-name="ce12" table:formula="of:=[.M22]&amp;[.M23]&amp;[.M27]" office:value-type="string" office:string-value="770">
            <text:p>770</text:p>
          </table:table-cell>
          <table:table-cell table:style-name="ce12" table:formula="of:=[.N22]&amp;[.N23]&amp;[.N27]" office:value-type="string" office:string-value="770">
            <text:p>770</text:p>
          </table:table-cell>
          <table:table-cell table:style-name="ce18"/>
          <table:table-cell table:style-name="ce12" table:formula="of:=[.P22]&amp;[.P23]&amp;[.P27]" office:value-type="string" office:string-value="477">
            <text:p>477</text:p>
          </table:table-cell>
          <table:table-cell table:style-name="ce12" table:formula="of:=[.Q22]&amp;[.Q23]&amp;[.Q27]" office:value-type="string" office:string-value="7">
            <text:p>7</text:p>
          </table:table-cell>
          <table:table-cell table:style-name="ce12" table:formula="of:=[.R22]&amp;[.R23]&amp;[.R27]">
            <text:p/>
          </table:table-cell>
          <table:table-cell table:style-name="ce18"/>
          <table:table-cell table:style-name="ce12" table:formula="of:=[.T22]&amp;[.T23]&amp;[.T27]" office:value-type="string" office:string-value="255">
            <text:p>255</text:p>
          </table:table-cell>
          <table:table-cell table:style-name="ce12" table:formula="of:=[.U22]&amp;[.U23]&amp;[.U27]" office:value-type="string" office:string-value="722">
            <text:p>722</text:p>
          </table:table-cell>
          <table:table-cell table:style-name="ce12" table:formula="of:=[.V22]&amp;[.V23]&amp;[.V27]" office:value-type="string" office:string-value="522">
            <text:p>522</text:p>
          </table:table-cell>
          <table:table-cell table:style-name="ce12" table:formula="of:=[.W22]&amp;[.W23]&amp;[.W27]" office:value-type="string" office:string-value="577">
            <text:p>577</text:p>
          </table:table-cell>
          <table:table-cell table:style-name="ce12" table:formula="of:=[.X22]&amp;[.X23]&amp;[.X27]" office:value-type="string" office:string-value="177">
            <text:p>177</text:p>
          </table:table-cell>
          <table:table-cell table:style-name="ce12" table:formula="of:=[.Y22]&amp;[.Y23]&amp;[.Y27]" office:value-type="string" office:string-value="277">
            <text:p>277</text:p>
          </table:table-cell>
          <table:table-cell table:style-name="ce12" table:formula="of:=[.Z22]&amp;[.Z23]&amp;[.Z27]" office:value-type="string" office:string-value="766">
            <text:p>766</text:p>
          </table:table-cell>
          <table:table-cell table:style-name="ce12" table:formula="of:=[.AA22]&amp;[.AA23]&amp;[.AA27]" office:value-type="string" office:string-value="611">
            <text:p>611</text:p>
          </table:table-cell>
          <table:table-cell table:style-name="ce12" table:formula="of:=[.AB22]&amp;[.AB23]&amp;[.AB27]" office:value-type="string" office:string-value="370">
            <text:p>370</text:p>
          </table:table-cell>
          <table:table-cell table:style-name="ce12" table:formula="of:=[.AC22]&amp;[.AC23]&amp;[.AC27]" office:value-type="string" office:string-value="511">
            <text:p>511</text:p>
          </table:table-cell>
          <table:table-cell table:number-columns-repeated="995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overlap" table:style-name="ta1">
        <table:table-column table:style-name="co2" table:number-columns-repeated="2" table:default-cell-style-name="Default"/>
        <table:table-column table:style-name="co5" table:visibility="collapse" table:default-cell-style-name="Default"/>
        <table:table-column table:style-name="co11" table:number-columns-repeated="4" table:default-cell-style-name="Default"/>
        <table:table-row table:style-name="ro2">
          <table:table-cell/>
          <table:table-cell table:style-name="ce29"/>
          <table:table-cell table:style-name="ce9" table:number-columns-repeated="3"/>
          <table:table-cell table:style-name="ce38" office:value-type="string">
            <text:p>30-a,b: no overlap on stool</text:p>
          </table:table-cell>
          <table:table-cell table:style-name="ce45"/>
        </table:table-row>
        <table:table-row table:style-name="ro1">
          <table:table-cell office:value-type="float" office:value="1">
            <text:p>1</text:p>
          </table:table-cell>
          <table:table-cell table:style-name="ce29" office:value-type="string">
            <text:p>chair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39" office:value-type="float" office:value="0">
            <text:p>0</text:p>
          </table:table-cell>
          <table:table-cell table:style-name="ce46"/>
        </table:table-row>
        <table:table-row table:style-name="ro1">
          <table:table-cell office:value-type="float" office:value="2">
            <text:p>2</text:p>
          </table:table-cell>
          <table:table-cell table:style-name="ce29" office:value-type="string">
            <text:p>bag-book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39" office:value-type="float" office:value="1">
            <text:p>1</text:p>
          </table:table-cell>
          <table:table-cell table:style-name="ce46"/>
        </table:table-row>
        <table:table-row table:style-name="ro1">
          <table:table-cell office:value-type="float" office:value="3">
            <text:p>3</text:p>
          </table:table-cell>
          <table:table-cell table:style-name="ce29" office:value-type="string">
            <text:p>table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39" office:value-type="float" office:value="2">
            <text:p>2</text:p>
          </table:table-cell>
          <table:table-cell table:style-name="ce46"/>
        </table:table-row>
        <table:table-row table:style-name="ro1">
          <table:table-cell office:value-type="float" office:value="4">
            <text:p>4</text:p>
          </table:table-cell>
          <table:table-cell table:style-name="ce29" office:value-type="string">
            <text:p>cone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39" office:value-type="float" office:value="3">
            <text:p>3</text:p>
          </table:table-cell>
          <table:table-cell table:style-name="ce46"/>
        </table:table-row>
        <table:table-row table:style-name="ro1">
          <table:table-cell office:value-type="float" office:value="5">
            <text:p>5</text:p>
          </table:table-cell>
          <table:table-cell table:style-name="ce29" office:value-type="string">
            <text:p>table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39" office:value-type="float" office:value="2">
            <text:p>2</text:p>
          </table:table-cell>
          <table:table-cell table:style-name="ce46"/>
        </table:table-row>
        <table:table-row table:style-name="ro1">
          <table:table-cell office:value-type="float" office:value="6">
            <text:p>6</text:p>
          </table:table-cell>
          <table:table-cell table:style-name="ce29" office:value-type="string">
            <text:p>stool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/>
          <table:table-cell table:style-name="ce39" office:value-type="float" office:value="4">
            <text:p>4</text:p>
          </table:table-cell>
          <table:table-cell table:style-name="ce46"/>
        </table:table-row>
        <table:table-row table:style-name="ro1">
          <table:table-cell office:value-type="float" office:value="7">
            <text:p>7</text:p>
          </table:table-cell>
          <table:table-cell table:style-name="ce29" office:value-type="string">
            <text:p>box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/>
          <table:table-cell table:style-name="ce39" office:value-type="float" office:value="5">
            <text:p>5</text:p>
          </table:table-cell>
          <table:table-cell table:style-name="ce46"/>
        </table:table-row>
        <table:table-row table:style-name="ro1">
          <table:table-cell office:value-type="float" office:value="8">
            <text:p>8</text:p>
          </table:table-cell>
          <table:table-cell table:style-name="ce29" office:value-type="string">
            <text:p>cone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39" office:value-type="float" office:value="3">
            <text:p>3</text:p>
          </table:table-cell>
          <table:table-cell table:style-name="ce46"/>
        </table:table-row>
        <table:table-row table:style-name="ro1">
          <table:table-cell office:value-type="float" office:value="9">
            <text:p>9</text:p>
          </table:table-cell>
          <table:table-cell table:style-name="ce29" office:value-type="string">
            <text:p>box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/>
          <table:table-cell table:style-name="ce39" office:value-type="float" office:value="5">
            <text:p>5</text:p>
          </table:table-cell>
          <table:table-cell table:style-name="ce46"/>
        </table:table-row>
        <table:table-row table:style-name="ro1">
          <table:table-cell office:value-type="float" office:value="10">
            <text:p>10</text:p>
          </table:table-cell>
          <table:table-cell table:style-name="ce29" office:value-type="string">
            <text:p>cone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39" office:value-type="float" office:value="3">
            <text:p>3</text:p>
          </table:table-cell>
          <table:table-cell table:style-name="ce46"/>
        </table:table-row>
        <table:table-row table:style-name="ro1">
          <table:table-cell office:value-type="float" office:value="11">
            <text:p>11</text:p>
          </table:table-cell>
          <table:table-cell table:style-name="ce29" office:value-type="string">
            <text:p>table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39" office:value-type="float" office:value="2">
            <text:p>2</text:p>
          </table:table-cell>
          <table:table-cell table:style-name="ce46"/>
        </table:table-row>
        <table:table-row table:style-name="ro1">
          <table:table-cell office:value-type="float" office:value="12">
            <text:p>12</text:p>
          </table:table-cell>
          <table:table-cell table:style-name="ce29" office:value-type="string">
            <text:p>bag-shop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/>
          <table:table-cell table:style-name="ce39" office:value-type="float" office:value="6">
            <text:p>6</text:p>
          </table:table-cell>
          <table:table-cell table:style-name="ce46"/>
        </table:table-row>
        <table:table-row table:style-name="ro1">
          <table:table-cell office:value-type="float" office:value="13">
            <text:p>13</text:p>
          </table:table-cell>
          <table:table-cell table:style-name="ce29" office:value-type="string">
            <text:p>cone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39" office:value-type="float" office:value="3">
            <text:p>3</text:p>
          </table:table-cell>
          <table:table-cell table:style-name="ce46"/>
        </table:table-row>
        <table:table-row table:style-name="ro1">
          <table:table-cell office:value-type="float" office:value="14">
            <text:p>14</text:p>
          </table:table-cell>
          <table:table-cell table:style-name="ce29" office:value-type="string">
            <text:p>bag-book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/>
          <table:table-cell table:style-name="ce39" office:value-type="float" office:value="7">
            <text:p>7</text:p>
          </table:table-cell>
          <table:table-cell table:style-name="ce46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9" office:value-type="string">
            <text:p>chair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39" office:value-type="float" office:value="0">
            <text:p>0</text:p>
          </table:table-cell>
          <table:table-cell table:style-name="ce46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9" office:value-type="string">
            <text:p>unknown</text:p>
          </table:table-cell>
          <table:table-cell table:number-columns-repeated="2" table:style-name="ce9" office:value-type="float" office:value="8">
            <text:p>8</text:p>
          </table:table-cell>
          <table:table-cell table:style-name="ce9"/>
          <table:table-cell table:style-name="ce39" office:value-type="float" office:value="8">
            <text:p>8</text:p>
          </table:table-cell>
          <table:table-cell table:style-name="ce46"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9" office:value-type="string">
            <text:p>unknown</text:p>
          </table:table-cell>
          <table:table-cell table:number-columns-repeated="2" table:style-name="ce9" office:value-type="float" office:value="9">
            <text:p>9</text:p>
          </table:table-cell>
          <table:table-cell table:style-name="ce9"/>
          <table:table-cell table:style-name="ce39" office:value-type="float" office:value="9">
            <text:p>9</text:p>
          </table:table-cell>
          <table:table-cell table:style-name="ce46"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30" office:value-type="string">
            <text:p>chair (?)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/>
          <table:table-cell table:style-name="ce39" office:value-type="float" office:value="10">
            <text:p>10</text:p>
          </table:table-cell>
          <table:table-cell table:style-name="ce46"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9" office:value-type="string">
            <text:p>bag-book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39" office:value-type="float" office:value="1">
            <text:p>1</text:p>
          </table:table-cell>
          <table:table-cell table:style-name="ce46"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9" office:value-type="string">
            <text:p>cone</text:p>
          </table:table-cell>
          <table:table-cell table:number-columns-repeated="2" table:style-name="ce9" office:value-type="float" office:value="11">
            <text:p>11</text:p>
          </table:table-cell>
          <table:table-cell table:style-name="ce9"/>
          <table:table-cell table:style-name="ce39" office:value-type="float" office:value="11">
            <text:p>11</text:p>
          </table:table-cell>
          <table:table-cell table:style-name="ce46" office:value-type="float" office:value="6">
            <text:p>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9" office:value-type="string">
            <text:p>unknown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/>
          <table:table-cell table:style-name="ce39" office:value-type="float" office:value="12">
            <text:p>12</text:p>
          </table:table-cell>
          <table:table-cell table:style-name="ce46" office:value-type="float" office:value="7">
            <text:p>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9" office:value-type="string">
            <text:p>box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9"/>
          <table:table-cell table:style-name="ce39" office:value-type="float" office:value="13">
            <text:p>13</text:p>
          </table:table-cell>
          <table:table-cell table:style-name="ce46" office:value-type="float" office:value="8">
            <text:p>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29" office:value-type="string">
            <text:p>box</text:p>
          </table:table-cell>
          <table:table-cell table:number-columns-repeated="2" table:style-name="ce9" office:value-type="float" office:value="14">
            <text:p>14</text:p>
          </table:table-cell>
          <table:table-cell table:style-name="ce9"/>
          <table:table-cell table:style-name="ce39" office:value-type="float" office:value="14">
            <text:p>14</text:p>
          </table:table-cell>
          <table:table-cell table:style-name="ce46" office:value-type="float" office:value="9">
            <text:p>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29" office:value-type="string">
            <text:p>bag-book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39" office:value-type="float" office:value="1">
            <text:p>1</text:p>
          </table:table-cell>
          <table:table-cell table:style-name="ce46" office:value-type="float" office:value="5">
            <text:p>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9" office:value-type="string">
            <text:p>table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39" office:value-type="float" office:value="2">
            <text:p>2</text:p>
          </table:table-cell>
          <table:table-cell table:style-name="ce46" office:value-type="float" office:value="10">
            <text:p>1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29" office:value-type="string">
            <text:p>cone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39" office:value-type="float" office:value="3">
            <text:p>3</text:p>
          </table:table-cell>
          <table:table-cell table:style-name="ce46" office:value-type="float" office:value="6">
            <text:p>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29" office:value-type="string">
            <text:p>bag-book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39" office:value-type="float" office:value="1">
            <text:p>1</text:p>
          </table:table-cell>
          <table:table-cell table:style-name="ce46" office:value-type="float" office:value="5">
            <text:p>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9" office:value-type="string">
            <text:p>chair</text:p>
          </table:table-cell>
          <table:table-cell table:number-columns-repeated="2" table:style-name="ce9" office:value-type="float" office:value="15">
            <text:p>15</text:p>
          </table:table-cell>
          <table:table-cell table:style-name="ce9"/>
          <table:table-cell table:style-name="ce39" office:value-type="float" office:value="15">
            <text:p>15</text:p>
          </table:table-cell>
          <table:table-cell table:style-name="ce46" office:value-type="float" office:value="11">
            <text:p>1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29" office:value-type="string">
            <text:p>table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39" office:value-type="float" office:value="2">
            <text:p>2</text:p>
          </table:table-cell>
          <table:table-cell table:style-name="ce46" office:value-type="float" office:value="10">
            <text:p>1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29" office:value-type="string">
            <text:p>cone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39" office:value-type="float" office:value="3">
            <text:p>3</text:p>
          </table:table-cell>
          <table:table-cell table:style-name="ce46" office:value-type="float" office:value="6">
            <text:p>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9" office:value-type="string">
            <text:p>chair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39"/>
          <table:table-cell table:style-name="ce46" office:value-type="float" office:value="12">
            <text:p>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9" office:value-type="string">
            <text:p>box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39"/>
          <table:table-cell table:style-name="ce46" office:value-type="float" office:value="9">
            <text:p>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9" office:value-type="string">
            <text:p>bag-book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39"/>
          <table:table-cell table:style-name="ce46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29" office:value-type="string">
            <text:p>chair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/>
          <table:table-cell table:style-name="ce39"/>
          <table:table-cell table:style-name="ce46"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9" office:value-type="string">
            <text:p>stool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39"/>
          <table:table-cell table:style-name="ce46" office:value-type="float" office:value="13">
            <text:p>1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9" office:value-type="string">
            <text:p>stool</text:p>
          </table:table-cell>
          <table:table-cell table:number-columns-repeated="3" table:style-name="ce9"/>
          <table:table-cell table:style-name="ce39"/>
          <table:table-cell table:style-name="ce46" office:value-type="float" office:value="13">
            <text:p>1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29" office:value-type="string">
            <text:p>box</text:p>
          </table:table-cell>
          <table:table-cell table:number-columns-repeated="3" table:style-name="ce9"/>
          <table:table-cell table:style-name="ce39"/>
          <table:table-cell table:style-name="ce46" office:value-type="float" office:value="14">
            <text:p>1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29" office:value-type="string">
            <text:p>bag-book</text:p>
          </table:table-cell>
          <table:table-cell table:number-columns-repeated="3" table:style-name="ce9"/>
          <table:table-cell table:style-name="ce39"/>
          <table:table-cell table:style-name="ce46" office:value-type="float" office:value="5">
            <text:p>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29" office:value-type="string">
            <text:p>chair</text:p>
          </table:table-cell>
          <table:table-cell table:number-columns-repeated="3" table:style-name="ce9"/>
          <table:table-cell table:style-name="ce39"/>
          <table:table-cell table:style-name="ce46" office:value-type="float" office:value="12">
            <text:p>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9" office:value-type="string">
            <text:p>box</text:p>
          </table:table-cell>
          <table:table-cell table:number-columns-repeated="3" table:style-name="ce9"/>
          <table:table-cell table:style-name="ce39"/>
          <table:table-cell table:style-name="ce46" office:value-type="float" office:value="14">
            <text:p>1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9" office:value-type="string">
            <text:p>table</text:p>
          </table:table-cell>
          <table:table-cell table:number-columns-repeated="3" table:style-name="ce9"/>
          <table:table-cell table:style-name="ce39"/>
          <table:table-cell table:style-name="ce46" office:value-type="float" office:value="10">
            <text:p>1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9" office:value-type="string">
            <text:p>bag-book</text:p>
          </table:table-cell>
          <table:table-cell table:number-columns-repeated="3" table:style-name="ce9"/>
          <table:table-cell table:style-name="ce39"/>
          <table:table-cell table:style-name="ce46" office:value-type="float" office:value="15">
            <text:p>1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9" office:value-type="string">
            <text:p>stool</text:p>
          </table:table-cell>
          <table:table-cell table:number-columns-repeated="3" table:style-name="ce9"/>
          <table:table-cell table:style-name="ce39"/>
          <table:table-cell table:style-name="ce46" office:value-type="float" office:value="13">
            <text:p>13</text:p>
          </table:table-cell>
        </table:table-row>
        <table:table-row table:style-name="ro2" table:number-rows-repeated="2">
          <table:table-cell table:number-columns-repeated="5"/>
          <table:table-cell table:style-name="ce40"/>
          <table:table-cell table:style-name="ce47"/>
        </table:table-row>
        <table:table-row table:style-name="ro3">
          <table:table-cell/>
          <table:table-cell table:style-name="ce31" office:value-type="string">
            <text:p>object</text:p>
          </table:table-cell>
          <table:table-cell table:style-name="ce32" office:value-type="string">
            <text:p>labels</text:p>
          </table:table-cell>
          <table:table-cell table:number-columns-repeated="2" table:style-name="ce35" office:value-type="string">
            <text:p>labels</text:p>
          </table:table-cell>
          <table:table-cell table:style-name="ce41" office:value-type="string">
            <text:p>labels</text:p>
          </table:table-cell>
          <table:table-cell table:style-name="ce48" office:value-type="string">
            <text:p>labels</text:p>
          </table:table-cell>
        </table:table-row>
        <table:table-row table:style-name="ro3">
          <table:table-cell/>
          <table:table-cell table:style-name="ce31" office:value-type="string">
            <text:p>Bag-book</text:p>
          </table:table-cell>
          <table:table-cell table:style-name="ce33" table:formula="of:=[.C3]&amp;&quot; &quot; &amp;[.C15]&amp;&quot; &quot; &amp;[.C20]&amp;&quot; &quot; &amp;[.C25]&amp;&quot; &quot; &amp;[.C28]&amp;&quot; &quot; &amp;[.C34]&amp;&quot; &quot; &amp;[.C39]&amp;&quot; &quot; &amp;[.C43]" office:value-type="string" office:string-value="1 7 1 1 1   ">
            <text:p>1 7 1 1 1 <text:s text:c="2"/></text:p>
          </table:table-cell>
          <table:table-cell table:style-name="ce36" table:formula="of:=[.D3]&amp;&quot; &quot; &amp;[.D15]&amp;&quot; &quot; &amp;[.D20]&amp;&quot; &quot; &amp;[.D25]&amp;&quot; &quot; &amp;[.D28]&amp;&quot; &quot; &amp;[.D34]&amp;&quot; &quot; &amp;[.D39]&amp;&quot; &quot; &amp;[.D43]" office:value-type="string" office:string-value="1 7 1 1 1 7  ">
            <text:p>1 7 1 1 1 7 <text:s/></text:p>
          </table:table-cell>
          <table:table-cell table:style-name="ce36" table:formula="of:=[.E3]&amp;&quot; &quot; &amp;[.E15]&amp;&quot; &quot; &amp;[.E20]&amp;&quot; &quot; &amp;[.E25]&amp;&quot; &quot; &amp;[.E28]&amp;&quot; &quot; &amp;[.E34]&amp;&quot; &quot; &amp;[.E39]&amp;&quot; &quot; &amp;[.E43]" office:value-type="string" office:string-value="       ">
            <text:p><text:s text:c="7"/></text:p>
          </table:table-cell>
          <table:table-cell table:style-name="ce42" table:formula="of:=[.F3]&amp;&quot; &quot; &amp;[.F15]&amp;&quot; &quot; &amp;[.F20]&amp;&quot; &quot; &amp;[.F25]&amp;&quot; &quot; &amp;[.F28]&amp;&quot; &quot; &amp;[.F34]&amp;&quot; &quot; &amp;[.F39]&amp;&quot; &quot; &amp;[.F43]" office:value-type="string" office:string-value="1 7 1 1 1   ">
            <text:p>1 7 1 1 1 <text:s text:c="2"/></text:p>
          </table:table-cell>
          <table:table-cell table:style-name="ce49" table:formula="of:=[.G3]&amp;&quot; &quot; &amp;[.G15]&amp;&quot; &quot; &amp;[.G20]&amp;&quot; &quot; &amp;[.G25]&amp;&quot; &quot; &amp;[.G28]&amp;&quot; &quot; &amp;[.G34]&amp;&quot; &quot; &amp;[.G39]&amp;&quot; &quot; &amp;[.G43]" office:value-type="string" office:string-value=" 0 5 5 5 0 5 15">
            <text:p><text:s/>0 5 5 5 0 5 15</text:p>
          </table:table-cell>
        </table:table-row>
        <table:table-row table:style-name="ro3">
          <table:table-cell/>
          <table:table-cell table:style-name="ce31" office:value-type="string">
            <text:p>Bag-shop</text:p>
          </table:table-cell>
          <table:table-cell table:style-name="ce34" table:formula="of:=IF(ISBLANK([.C13]);&quot; &quot;;[.C13])" office:value-type="float" office:value="6">
            <text:p>6</text:p>
          </table:table-cell>
          <table:table-cell table:style-name="ce37" table:formula="of:=IF(ISBLANK([.D13]);&quot; &quot;;[.D13])" office:value-type="float" office:value="6">
            <text:p>6</text:p>
          </table:table-cell>
          <table:table-cell table:style-name="ce37" table:formula="of:=IF(ISBLANK([.E13]);&quot; &quot;;[.E13])" office:value-type="string" office:string-value=" ">
            <text:p><text:s/></text:p>
          </table:table-cell>
          <table:table-cell table:style-name="ce43" table:formula="of:=IF(ISBLANK([.F13]);&quot; &quot;;[.F13])" office:value-type="float" office:value="6">
            <text:p>6</text:p>
          </table:table-cell>
          <table:table-cell table:style-name="ce50" table:formula="of:=IF(ISBLANK([.G13]);&quot; &quot;;[.G13])" office:value-type="string" office:string-value=" ">
            <text:p><text:s/></text:p>
          </table:table-cell>
        </table:table-row>
        <table:table-row table:style-name="ro3">
          <table:table-cell/>
          <table:table-cell table:style-name="ce31" office:value-type="string">
            <text:p>box</text:p>
          </table:table-cell>
          <table:table-cell table:style-name="ce34" table:formula="of:=[.C8]&amp;&quot; &quot; &amp;[.C10]&amp;&quot; &quot; &amp;[.C23]&amp;&quot; &quot; &amp;[.C24]&amp;&quot; &quot; &amp;[.C33]&amp;&quot; &quot; &amp;[.C38]&amp;&quot; &quot; &amp;[.C41]" office:value-type="string" office:string-value="5 5 13 14   ">
            <text:p>5 5 13 14 <text:s text:c="2"/></text:p>
          </table:table-cell>
          <table:table-cell table:style-name="ce37" table:formula="of:=[.D8]&amp;&quot; &quot; &amp;[.D10]&amp;&quot; &quot; &amp;[.D23]&amp;&quot; &quot; &amp;[.D24]&amp;&quot; &quot; &amp;[.D33]&amp;&quot; &quot; &amp;[.D38]&amp;&quot; &quot; &amp;[.D41]" office:value-type="string" office:string-value="5 5 13 14 14  ">
            <text:p>5 5 13 14 14 <text:s/></text:p>
          </table:table-cell>
          <table:table-cell table:style-name="ce37" table:formula="of:=[.E8]&amp;&quot; &quot; &amp;[.E10]&amp;&quot; &quot; &amp;[.E23]&amp;&quot; &quot; &amp;[.E24]&amp;&quot; &quot; &amp;[.E33]&amp;&quot; &quot; &amp;[.E38]&amp;&quot; &quot; &amp;[.E41]" office:value-type="string" office:string-value="      ">
            <text:p><text:s text:c="6"/></text:p>
          </table:table-cell>
          <table:table-cell table:style-name="ce43" table:formula="of:=[.F8]&amp;&quot; &quot; &amp;[.F10]&amp;&quot; &quot; &amp;[.F23]&amp;&quot; &quot; &amp;[.F24]&amp;&quot; &quot; &amp;[.F33]&amp;&quot; &quot; &amp;[.F38]&amp;&quot; &quot; &amp;[.F41]" office:value-type="string" office:string-value="5 5 13 14   ">
            <text:p>5 5 13 14 <text:s text:c="2"/></text:p>
          </table:table-cell>
          <table:table-cell table:style-name="ce50" table:formula="of:=[.G8]&amp;&quot; &quot; &amp;[.G10]&amp;&quot; &quot; &amp;[.G23]&amp;&quot; &quot; &amp;[.G24]&amp;&quot; &quot; &amp;[.G33]&amp;&quot; &quot; &amp;[.G38]&amp;&quot; &quot; &amp;[.G41]" office:value-type="string" office:string-value="  8 9 9 14 14">
            <text:p><text:s text:c="2"/>8 9 9 14 14</text:p>
          </table:table-cell>
        </table:table-row>
        <table:table-row table:style-name="ro3">
          <table:table-cell/>
          <table:table-cell table:style-name="ce31" office:value-type="string">
            <text:p>chair</text:p>
          </table:table-cell>
          <table:table-cell table:style-name="ce34" table:formula="of:=[.C2]&amp;&quot; &quot; &amp;[.C16]&amp;&quot; &quot; &amp;[.C19]&amp;&quot; &quot; &amp;[.C29]&amp;&quot; &quot; &amp;[.C32]&amp;&quot; &quot; &amp;[.C35]&amp;&quot; &quot; &amp;[.C40]" office:value-type="string" office:string-value="0 0 10 15   ">
            <text:p>0 0 10 15 <text:s text:c="2"/></text:p>
          </table:table-cell>
          <table:table-cell table:style-name="ce37" table:formula="of:=[.D2]&amp;&quot; &quot; &amp;[.D16]&amp;&quot; &quot; &amp;[.D19]&amp;&quot; &quot; &amp;[.D29]&amp;&quot; &quot; &amp;[.D32]&amp;&quot; &quot; &amp;[.D35]&amp;&quot; &quot; &amp;[.D40]" office:value-type="string" office:string-value="0 0 10 15 13 0 ">
            <text:p>0 0 10 15 13 0 </text:p>
          </table:table-cell>
          <table:table-cell table:style-name="ce37" table:formula="of:=[.E2]&amp;&quot; &quot; &amp;[.E16]&amp;&quot; &quot; &amp;[.E19]&amp;&quot; &quot; &amp;[.E29]&amp;&quot; &quot; &amp;[.E32]&amp;&quot; &quot; &amp;[.E35]&amp;&quot; &quot; &amp;[.E40]" office:value-type="string" office:string-value="      ">
            <text:p><text:s text:c="6"/></text:p>
          </table:table-cell>
          <table:table-cell table:style-name="ce43" table:formula="of:=[.F2]&amp;&quot; &quot; &amp;[.F16]&amp;&quot; &quot; &amp;[.F19]&amp;&quot; &quot; &amp;[.F29]&amp;&quot; &quot; &amp;[.F32]&amp;&quot; &quot; &amp;[.F35]&amp;&quot; &quot; &amp;[.F40]" office:value-type="string" office:string-value="0 0 10 15   ">
            <text:p>0 0 10 15 <text:s text:c="2"/></text:p>
          </table:table-cell>
          <table:table-cell table:style-name="ce50" table:formula="of:=[.G2]&amp;&quot; &quot; &amp;[.G16]&amp;&quot; &quot; &amp;[.G19]&amp;&quot; &quot; &amp;[.G29]&amp;&quot; &quot; &amp;[.G32]&amp;&quot; &quot; &amp;[.G35]&amp;&quot; &quot; &amp;[.G40]" office:value-type="string" office:string-value=" 1 4 11 12 1 12">
            <text:p><text:s/>1 4 11 12 1 12</text:p>
          </table:table-cell>
        </table:table-row>
        <table:table-row table:style-name="ro3">
          <table:table-cell/>
          <table:table-cell table:style-name="ce31" office:value-type="string">
            <text:p>cone</text:p>
          </table:table-cell>
          <table:table-cell table:style-name="ce34" table:formula="of:=[.C5]&amp;&quot; &quot; &amp;[.C9]&amp;&quot; &quot; &amp;[.C11]&amp;&quot; &quot; &amp;[.C14]&amp;&quot; &quot; &amp;[.C21]&amp;&quot; &quot; &amp;[.C27]&amp;&quot; &quot; &amp;[.C31]" office:value-type="string" office:string-value="3 3 3 3 11 3 3">
            <text:p>3 3 3 3 11 3 3</text:p>
          </table:table-cell>
          <table:table-cell table:style-name="ce37" table:formula="of:=[.D5]&amp;&quot; &quot; &amp;[.D9]&amp;&quot; &quot; &amp;[.D11]&amp;&quot; &quot; &amp;[.D14]&amp;&quot; &quot; &amp;[.D21]&amp;&quot; &quot; &amp;[.D27]&amp;&quot; &quot; &amp;[.D31]" office:value-type="string" office:string-value="3 3 3 3 11 3 3">
            <text:p>3 3 3 3 11 3 3</text:p>
          </table:table-cell>
          <table:table-cell table:style-name="ce37" table:formula="of:=[.E5]&amp;&quot; &quot; &amp;[.E9]&amp;&quot; &quot; &amp;[.E11]&amp;&quot; &quot; &amp;[.E14]&amp;&quot; &quot; &amp;[.E21]&amp;&quot; &quot; &amp;[.E27]&amp;&quot; &quot; &amp;[.E31]" office:value-type="string" office:string-value="      ">
            <text:p><text:s text:c="6"/></text:p>
          </table:table-cell>
          <table:table-cell table:style-name="ce43" table:formula="of:=[.F5]&amp;&quot; &quot; &amp;[.F9]&amp;&quot; &quot; &amp;[.F11]&amp;&quot; &quot; &amp;[.F14]&amp;&quot; &quot; &amp;[.F21]&amp;&quot; &quot; &amp;[.F27]&amp;&quot; &quot; &amp;[.F31]" office:value-type="string" office:string-value="3 3 3 3 11 3 3">
            <text:p>3 3 3 3 11 3 3</text:p>
          </table:table-cell>
          <table:table-cell table:style-name="ce50" table:formula="of:=[.G5]&amp;&quot; &quot; &amp;[.G9]&amp;&quot; &quot; &amp;[.G11]&amp;&quot; &quot; &amp;[.G14]&amp;&quot; &quot; &amp;[.G21]&amp;&quot; &quot; &amp;[.G27]&amp;&quot; &quot; &amp;[.G31]" office:value-type="string" office:string-value="    6 6 6">
            <text:p><text:s text:c="4"/>6 6 6</text:p>
          </table:table-cell>
        </table:table-row>
        <table:table-row table:style-name="ro3">
          <table:table-cell/>
          <table:table-cell table:style-name="ce31" office:value-type="string">
            <text:p>stool</text:p>
          </table:table-cell>
          <table:table-cell table:style-name="ce34" table:formula="of:=[.C7]&amp;&quot; &quot; &amp;[.C36]&amp;&quot; &quot; &amp;[.C37]&amp;&quot; &quot; &amp;[.C44]" office:value-type="string" office:string-value="4   ">
            <text:p>4 <text:s text:c="2"/></text:p>
          </table:table-cell>
          <table:table-cell table:style-name="ce37" table:formula="of:=[.D7]&amp;&quot; &quot; &amp;[.D36]&amp;&quot; &quot; &amp;[.D37]&amp;&quot; &quot; &amp;[.D44]" office:value-type="string" office:string-value="4 4  ">
            <text:p>4 4 <text:s/></text:p>
          </table:table-cell>
          <table:table-cell table:style-name="ce37" table:formula="of:=[.E7]&amp;&quot; &quot; &amp;[.E36]&amp;&quot; &quot; &amp;[.E37]&amp;&quot; &quot; &amp;[.E44]" office:value-type="string" office:string-value="   ">
            <text:p><text:s text:c="3"/></text:p>
          </table:table-cell>
          <table:table-cell table:style-name="ce43" table:formula="of:=[.F7]&amp;&quot; &quot; &amp;[.F36]&amp;&quot; &quot; &amp;[.F37]&amp;&quot; &quot; &amp;[.F44]" office:value-type="string" office:string-value="4   ">
            <text:p>4 <text:s text:c="2"/></text:p>
          </table:table-cell>
          <table:table-cell table:style-name="ce50" table:formula="of:=[.G7]&amp;&quot; &quot; &amp;[.G36]&amp;&quot; &quot; &amp;[.G37]&amp;&quot; &quot; &amp;[.G44]" office:value-type="string" office:string-value=" 13 13 13">
            <text:p><text:s/>13 13 13</text:p>
          </table:table-cell>
        </table:table-row>
        <table:table-row table:style-name="ro3">
          <table:table-cell/>
          <table:table-cell table:style-name="ce31" office:value-type="string">
            <text:p>table</text:p>
          </table:table-cell>
          <table:table-cell table:style-name="ce34" table:formula="of:=[.C4]&amp;&quot; &quot; &amp;[.C6]&amp;&quot; &quot; &amp;[.C12]&amp;&quot; &quot; &amp;[.C26]&amp;&quot; &quot; &amp;[.C30]&amp;&quot; &quot; &amp;[.C42]" office:value-type="string" office:string-value="2 2 2 2 2 ">
            <text:p>2 2 2 2 2 </text:p>
          </table:table-cell>
          <table:table-cell table:style-name="ce37" table:formula="of:=[.D4]&amp;&quot; &quot; &amp;[.D6]&amp;&quot; &quot; &amp;[.D12]&amp;&quot; &quot; &amp;[.D26]&amp;&quot; &quot; &amp;[.D30]&amp;&quot; &quot; &amp;[.D42]" office:value-type="string" office:string-value="2 2 2 2 2 ">
            <text:p>2 2 2 2 2 </text:p>
          </table:table-cell>
          <table:table-cell table:style-name="ce37" table:formula="of:=[.E4]&amp;&quot; &quot; &amp;[.E6]&amp;&quot; &quot; &amp;[.E12]&amp;&quot; &quot; &amp;[.E26]&amp;&quot; &quot; &amp;[.E30]&amp;&quot; &quot; &amp;[.E42]" office:value-type="string" office:string-value="     ">
            <text:p><text:s text:c="5"/></text:p>
          </table:table-cell>
          <table:table-cell table:style-name="ce43" table:formula="of:=[.F4]&amp;&quot; &quot; &amp;[.F6]&amp;&quot; &quot; &amp;[.F12]&amp;&quot; &quot; &amp;[.F26]&amp;&quot; &quot; &amp;[.F30]&amp;&quot; &quot; &amp;[.F42]" office:value-type="string" office:string-value="2 2 2 2 2 ">
            <text:p>2 2 2 2 2 </text:p>
          </table:table-cell>
          <table:table-cell table:style-name="ce50" table:formula="of:=[.G4]&amp;&quot; &quot; &amp;[.G6]&amp;&quot; &quot; &amp;[.G12]&amp;&quot; &quot; &amp;[.G26]&amp;&quot; &quot; &amp;[.G30]&amp;&quot; &quot; &amp;[.G42]" office:value-type="string" office:string-value="   10 10 10">
            <text:p><text:s text:c="3"/>10 10 10</text:p>
          </table:table-cell>
        </table:table-row>
        <table:table-row table:style-name="ro3">
          <table:table-cell/>
          <table:table-cell table:style-name="ce31" office:value-type="string">
            <text:p>unknown</text:p>
          </table:table-cell>
          <table:table-cell table:style-name="ce34" table:formula="of:=[.C17]&amp;&quot; &quot; &amp;[.C18]&amp;&quot; &quot; &amp;[.C22]" office:value-type="string" office:string-value="8 9 12">
            <text:p>8 9 12</text:p>
          </table:table-cell>
          <table:table-cell table:style-name="ce37" table:formula="of:=[.D17]&amp;&quot; &quot; &amp;[.D18]&amp;&quot; &quot; &amp;[.D22]" office:value-type="string" office:string-value="8 9 12">
            <text:p>8 9 12</text:p>
          </table:table-cell>
          <table:table-cell table:style-name="ce37" table:formula="of:=[.E17]&amp;&quot; &quot; &amp;[.E18]&amp;&quot; &quot; &amp;[.E22]" office:value-type="string" office:string-value="  ">
            <text:p><text:s text:c="2"/></text:p>
          </table:table-cell>
          <table:table-cell table:style-name="ce44" table:formula="of:=[.F17]&amp;&quot; &quot; &amp;[.F18]&amp;&quot; &quot; &amp;[.F22]" office:value-type="string" office:string-value="8 9 12">
            <text:p>8 9 12</text:p>
          </table:table-cell>
          <table:table-cell table:style-name="ce51" table:formula="of:=[.G17]&amp;&quot; &quot; &amp;[.G18]&amp;&quot; &quot; &amp;[.G22]" office:value-type="string" office:string-value="2 3 7">
            <text:p>2 3 7</text:p>
          </table:table-cell>
        </table:table-row>
        <table:table-row table:style-name="ro2" table:number-rows-repeated="10485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olling overlap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U1:Sheet1.AC1048576" table:contains-header="false" table:orientation="column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00ffff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ff6633"/>
    </style:style>
    <style:style style:name="Untitled5" style:family="table-cell" style:parent-style-name="Default">
      <style:table-cell-properties fo:background-color="#c0c0c0"/>
    </style:style>
    <style:style style:name="Untitled6" style:family="table-cell" style:parent-style-name="Default">
      <style:table-cell-properties fo:background-color="#808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ff"/>
    </style:style>
    <style:style style:name="Untitled9" style:family="table-cell" style:parent-style-name="Default">
      <style:table-cell-properties fo:background-color="#0000ff"/>
      <style:text-properties fo:color="#ffffff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ff00"/>
    </style:style>
    <style:style style:name="Untitled1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7-16T09:32:17</meta:creation-date>
    <dc:date>2015-07-23T16:18:48</dc:date>
    <dc:creator>Scott Bronikowski</dc:creator>
    <meta:editing-duration>P1DT10H25M22S</meta:editing-duration>
    <meta:editing-cycles>9</meta:editing-cycles>
    <meta:generator>LibreOffice/3.5$Linux_X86_64 LibreOffice_project/350m1$Build-2</meta:generator>
    <meta:document-statistic meta:table-count="3" meta:cell-count="1770" meta:object-count="0"/>
  </office:meta>
</office:document-meta>
</file>